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9cm" fo:margin-top="0cm" fo:margin-bottom="0cm" table:align="left" style:writing-mode="lr-tb"/>
    </style:style>
    <style:style style:name="Таблица1.A" style:family="table-column">
      <style:table-column-properties style:column-width="1.692cm"/>
    </style:style>
    <style:style style:name="Таблица1.B" style:family="table-column">
      <style:table-column-properties style:column-width="9.562cm"/>
    </style:style>
    <style:style style:name="Таблица1.C" style:family="table-column">
      <style:table-column-properties style:column-width="5.62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1"/>
    </style:style>
    <style:style style:name="P1" style:family="paragraph" style:parent-style-name="Standard">
      <style:paragraph-properties>
        <style:tab-stops>
          <style:tab-stop style:position="12.197cm"/>
        </style:tab-stops>
      </style:paragraph-properties>
      <style:text-properties style:font-name="Times New Roman" fo:font-size="14pt" officeooo:paragraph-rsid="00071aa2" style:font-size-asian="14pt" style:font-size-complex="14pt"/>
    </style:style>
    <style:style style:name="P2" style:family="paragraph" style:parent-style-name="Standard">
      <style:paragraph-properties fo:line-height="100%">
        <style:tab-stops>
          <style:tab-stop style:position="9.79cm"/>
        </style:tab-stops>
      </style:paragraph-properties>
      <style:text-properties style:font-name="Times New Roman" fo:font-size="14pt" officeooo:paragraph-rsid="00071aa2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71aa2" style:font-size-asian="14pt" style:font-size-complex="14pt"/>
    </style:style>
    <style:style style:name="P4" style:family="paragraph" style:parent-style-name="Standard">
      <style:text-properties style:font-name="Times New Roman" fo:font-size="14pt" fo:language="uk" fo:country="UA" officeooo:paragraph-rsid="00071aa2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officeooo:paragraph-rsid="00071aa2"/>
    </style:style>
    <style:style style:name="P6" style:family="paragraph" style:parent-style-name="Standard">
      <style:text-properties style:font-name="Times New Roman1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officeooo:paragraph-rsid="00071aa2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paragraph-rsid="00071aa2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4pt" officeooo:rsid="0009077b" officeooo:paragraph-rsid="00071aa2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officeooo:paragraph-rsid="00071aa2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rsid="0009077b" officeooo:paragraph-rsid="00071aa2"/>
    </style:style>
    <style:style style:name="P12" style:family="paragraph" style:parent-style-name="Standard">
      <style:paragraph-properties fo:margin-left="0cm" fo:margin-right="0cm" fo:margin-top="0cm" fo:margin-bottom="0.199cm" loext:contextual-spacing="true" fo:line-height="100%" fo:text-align="start" style:justify-single-word="false" fo:text-indent="0cm" style:auto-text-indent="false"/>
      <style:text-properties style:font-name="Monospace" fo:font-size="10pt" style:font-size-asian="10pt"/>
    </style:style>
    <style:style style:name="P13" style:family="paragraph" style:parent-style-name="Standard">
      <style:paragraph-properties fo:margin-left="0cm" fo:margin-right="0cm" fo:margin-top="0cm" fo:margin-bottom="0.199cm" loext:contextual-spacing="true" fo:line-height="100%" fo:text-align="start" style:justify-single-word="false" fo:text-indent="0cm" style:auto-text-indent="false"/>
    </style:style>
    <style:style style:name="P14" style:family="paragraph" style:parent-style-name="Standard">
      <style:paragraph-properties fo:margin-top="0cm" fo:margin-bottom="0.199cm" loext:contextual-spacing="true" fo:line-height="100%"/>
      <style:text-properties style:font-name="Times New Roman1"/>
    </style:style>
    <style:style style:name="P15" style:family="paragraph" style:parent-style-name="Standard">
      <style:paragraph-properties fo:margin-top="0cm" fo:margin-bottom="0.199cm" loext:contextual-spacing="true" fo:line-height="100%"/>
      <style:text-properties style:font-name="Times New Roman1" officeooo:paragraph-rsid="00058fec"/>
    </style:style>
    <style:style style:name="P16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style:font-name="Times New Roman" fo:font-size="14pt" officeooo:paragraph-rsid="00071aa2" style:font-size-asian="14pt" style:font-size-complex="14pt"/>
    </style:style>
    <style:style style:name="P17" style:family="paragraph" style:parent-style-name="Standard">
      <style:paragraph-properties fo:margin-left="11.001cm" fo:margin-right="0cm" fo:margin-top="0cm" fo:margin-bottom="0cm" loext:contextual-spacing="false" fo:line-height="100%" fo:text-indent="0cm" style:auto-text-indent="false"/>
      <style:text-properties officeooo:paragraph-rsid="00071aa2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Times New Roman" fo:font-size="14pt" fo:font-weight="bold" officeooo:paragraph-rsid="00071aa2" fo:background-color="#ffffff" style:font-size-asian="14pt" style:font-weight-asian="bold" style:font-size-complex="14pt"/>
    </style:style>
    <style:style style:name="P19" style:family="paragraph" style:parent-style-name="Text_20_body">
      <style:text-properties style:font-name="Times New Roman1"/>
    </style:style>
    <style:style style:name="P20" style:family="paragraph" style:parent-style-name="Text_20_body" style:list-style-name="WWNum2">
      <style:text-properties style:font-name="Times New Roman1"/>
    </style:style>
    <style:style style:name="P21" style:family="paragraph" style:parent-style-name="Text_20_body">
      <style:text-properties style:font-name="Times New Roman1" fo:font-weight="bold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Times New Roman1" officeooo:rsid="00051abf" officeooo:paragraph-rsid="00051abf"/>
    </style:style>
    <style:style style:name="P23" style:family="paragraph" style:parent-style-name="Text_20_body">
      <style:text-properties style:font-name="Times New Roman1" officeooo:paragraph-rsid="00051abf"/>
    </style:style>
    <style:style style:name="P24" style:family="paragraph" style:parent-style-name="Text_20_body">
      <style:text-properties style:font-name="Times New Roman1" officeooo:paragraph-rsid="00058fec"/>
    </style:style>
    <style:style style:name="P25" style:family="paragraph" style:parent-style-name="Text_20_body">
      <style:text-properties style:font-name="Times New Roman1" officeooo:paragraph-rsid="0005d5c1"/>
    </style:style>
    <style:style style:name="P26" style:family="paragraph" style:parent-style-name="Text_20_body">
      <style:text-properties style:font-name="Times New Roman1" officeooo:paragraph-rsid="00071aa2"/>
    </style:style>
    <style:style style:name="P27" style:family="paragraph" style:parent-style-name="No_20_Spacing">
      <style:paragraph-properties fo:margin-left="11.001cm" fo:margin-right="0cm" fo:text-indent="0cm" style:auto-text-indent="false"/>
      <style:text-properties style:font-name="Times New Roman" fo:font-size="14pt" officeooo:paragraph-rsid="00071aa2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071aa2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style:font-size-asian="14pt" style:font-name-complex="Times New Roman2"/>
    </style:style>
    <style:style style:name="T6" style:family="text">
      <style:text-properties style:font-name="Times New Roman" fo:font-size="14pt" style:font-size-asian="14pt" style:font-size-complex="14pt"/>
    </style:style>
    <style:style style:name="T7" style:family="text">
      <style:text-properties style:font-name="Times New Roman" fo:font-size="14pt" officeooo:rsid="000a5292" style:font-size-asian="14pt" style:font-size-complex="14pt"/>
    </style:style>
    <style:style style:name="T8" style:family="text">
      <style:text-properties style:font-name="Times New Roman" fo:font-size="14pt" officeooo:rsid="0009077b" style:font-size-asian="14pt" style:font-size-complex="14pt"/>
    </style:style>
    <style:style style:name="T9" style:family="text">
      <style:text-properties style:font-name="Times New Roman" fo:font-size="14pt" officeooo:rsid="00071aa2" style:font-size-asian="14pt" style:font-size-complex="14pt"/>
    </style:style>
    <style:style style:name="T10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1" style:family="text">
      <style:text-properties style:font-name="Times New Roman" style:font-name-complex="Times New Roman2"/>
    </style:style>
    <style:style style:name="T12" style:family="text">
      <style:text-properties style:font-name="Times New Roman" fo:language="en" fo:country="US" style:font-name-complex="Times New Roman2"/>
    </style:style>
    <style:style style:name="T13" style:family="text">
      <style:text-properties style:font-name="Times New Roman" fo:font-size="12pt" style:font-size-asian="12pt" style:font-name-complex="Times New Roman2"/>
    </style:style>
    <style:style style:name="T14" style:family="text">
      <style:text-properties style:font-name="Times New Roman" fo:font-size="12pt" fo:font-weight="bold" officeooo:rsid="00051abf" style:font-size-asian="12pt" style:font-weight-asian="bold" style:font-name-complex="Times New Roman2" style:font-size-complex="12pt" style:font-weight-complex="bold"/>
    </style:style>
    <style:style style:name="T15" style:family="text">
      <style:text-properties fo:language="en" fo:country="US" style:font-name-complex="Times New Roman2"/>
    </style:style>
    <style:style style:name="T16" style:family="text">
      <style:text-properties fo:color="#7f0055" style:font-name="Consolas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17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18" style:family="text">
      <style:text-properties fo:color="#7f0055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19" style:family="text">
      <style:text-properties fo:color="#7f0055" fo:font-size="10pt" fo:font-weight="bold" style:font-size-asian="10pt" style:font-weight-asian="bold" style:font-name-complex="Consolas1" style:font-size-complex="10pt" style:font-weight-complex="bold"/>
    </style:style>
    <style:style style:name="T20" style:family="text">
      <style:text-properties fo:color="#7f0055" style:font-name="Monospace" fo:font-size="10pt" fo:font-weight="bold" style:font-size-asian="10pt" style:font-weight-asian="bold"/>
    </style:style>
    <style:style style:name="T21" style:family="text">
      <style:text-properties fo:color="#7f0055" style:font-name="Monospace" fo:font-size="10pt" fo:font-weight="bold" style:font-size-asian="10pt" style:font-weight-asian="bold" style:font-name-complex="Times New Roman2"/>
    </style:style>
    <style:style style:name="T22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 style:font-name-complex="Consolas1" style:font-size-complex="10pt"/>
    </style:style>
    <style:style style:name="T23" style:family="text">
      <style:text-properties fo:color="#7f0055" style:font-name="Monospace" fo:font-size="10pt" fo:language="en" fo:country="US" fo:font-weight="bold" style:font-size-asian="10pt" style:font-weight-asian="bold" style:font-name-complex="Consolas1" style:font-size-complex="10pt" style:font-weight-complex="bold"/>
    </style:style>
    <style:style style:name="T24" style:family="text">
      <style:text-properties fo:color="#7f0055" style:font-name="Monospace" fo:font-size="10pt" fo:language="en" fo:country="US" fo:font-weight="bold" style:font-size-asian="10pt" style:font-weight-asian="bold" style:font-name-complex="Times New Roman2" style:font-size-complex="10pt" style:font-weight-complex="bold"/>
    </style:style>
    <style:style style:name="T25" style:family="text">
      <style:text-properties fo:color="#7f0055" style:font-name="Times New Roman" fo:font-size="10pt" fo:language="en" fo:country="US" fo:font-weight="bold" style:font-size-asian="10pt" style:font-weight-asian="bold" style:font-name-complex="Times New Roman2" style:font-size-complex="10pt" style:font-weight-complex="bold"/>
    </style:style>
    <style:style style:name="T26" style:family="text">
      <style:text-properties fo:color="#000000" style:font-name="Times New Roman" fo:font-size="12pt" style:font-size-asian="12pt" style:font-name-complex="Times New Roman2" style:font-size-complex="10pt"/>
    </style:style>
    <style:style style:name="T27" style:family="text">
      <style:text-properties fo:color="#000000" style:font-name="Times New Roman" fo:font-size="14pt" fo:font-weight="bold" fo:background-color="#ffffff" loext:char-shading-value="0" style:font-size-asian="14pt" style:font-weight-asian="bold" style:font-size-complex="14pt"/>
    </style:style>
    <style:style style:name="T28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29" style:family="text">
      <style:text-properties fo:color="#000000" fo:font-size="16pt" style:font-size-asian="16pt" style:font-name-complex="Times New Roman2" style:font-size-complex="10pt"/>
    </style:style>
    <style:style style:name="T30" style:family="text">
      <style:text-properties fo:color="#000000" fo:font-size="12pt" style:font-size-asian="12pt" style:font-name-complex="Times New Roman2" style:font-size-complex="10pt"/>
    </style:style>
    <style:style style:name="T31" style:family="text">
      <style:text-properties fo:color="#000000" fo:font-size="12pt" officeooo:rsid="00051abf" style:font-size-asian="12pt" style:font-name-complex="Times New Roman2" style:font-size-complex="10pt"/>
    </style:style>
    <style:style style:name="T32" style:family="text">
      <style:text-properties fo:color="#000000" fo:font-size="12pt" fo:font-weight="bold" style:font-size-asian="12pt" style:font-weight-asian="bold" style:font-name-complex="Times New Roman2" style:font-size-complex="12pt" style:font-weight-complex="bold"/>
    </style:style>
    <style:style style:name="T33" style:family="text">
      <style:text-properties fo:color="#000000" style:font-name="Monospace" fo:font-size="10pt" style:font-size-asian="10pt"/>
    </style:style>
    <style:style style:name="T34" style:family="text">
      <style:text-properties fo:color="#000000" style:font-name="Monospace" fo:font-size="10pt" style:font-size-asian="10pt" style:font-name-complex="Times New Roman2"/>
    </style:style>
    <style:style style:name="T3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6" style:family="text">
      <style:text-properties fo:color="#000000" style:font-name="Monospace" fo:font-size="10pt" fo:font-style="italic" style:font-size-asian="10pt" style:font-style-asian="italic"/>
    </style:style>
    <style:style style:name="T37" style:family="text">
      <style:text-properties style:font-name-complex="Times New Roman2"/>
    </style:style>
    <style:style style:name="T38" style:family="text">
      <style:text-properties officeooo:rsid="00051abf" style:font-name-complex="Times New Roman2"/>
    </style:style>
    <style:style style:name="T39" style:family="text">
      <style:text-properties fo:font-size="10pt" style:font-size-asian="10pt" style:font-name-complex="Consolas1" style:font-size-complex="10pt"/>
    </style:style>
    <style:style style:name="T40" style:family="text">
      <style:text-properties fo:font-size="10pt" fo:language="en" fo:country="US" style:font-size-asian="10pt" style:font-name-complex="Consolas1" style:font-size-complex="10pt"/>
    </style:style>
    <style:style style:name="T41" style:family="text">
      <style:text-properties fo:font-size="10pt" fo:language="en" fo:country="US" style:text-underline-style="solid" style:text-underline-width="auto" style:text-underline-color="font-color" style:font-size-asian="10pt" style:font-name-complex="Consolas1" style:font-size-complex="10pt"/>
    </style:style>
    <style:style style:name="T42" style:family="text">
      <style:text-properties fo:font-size="10pt" style:text-underline-style="solid" style:text-underline-width="auto" style:text-underline-color="font-color" style:font-size-asian="10pt" style:font-name-complex="Consolas1" style:font-size-complex="10pt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051abf"/>
    </style:style>
    <style:style style:name="T45" style:family="text">
      <style:text-properties fo:font-weight="normal" officeooo:rsid="00051abf" style:font-weight-asian="normal" style:font-weight-complex="normal"/>
    </style:style>
    <style:style style:name="T46" style:family="text">
      <style:text-properties fo:color="#6a3e3e" style:font-name="Monospace" fo:font-size="10pt" style:font-size-asian="10pt"/>
    </style:style>
    <style:style style:name="T47" style:family="text">
      <style:text-properties fo:color="#0000c0" style:font-name="Monospace" fo:font-size="10pt" style:font-size-asian="10pt"/>
    </style:style>
    <style:style style:name="T4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49" style:family="text">
      <style:text-properties fo:color="#2a00ff" style:font-name="Monospace" fo:font-size="10pt" style:font-size-asian="10pt"/>
    </style:style>
    <style:style style:name="T50" style:family="text">
      <style:text-properties officeooo:rsid="00071a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и науки Российской Федерации</text:p>
      <text:p text:style-name="P5"><text:span text:style-name="T27">Федеральное государственное бюджетное образовательное учреждение высшего образования</text:span><text:span text:style-name="T28"><text:line-break/></text:span><text:span text:style-name="T27">"Севастопольский государственный университет"</text:span></text:p>
      <text:p text:style-name="P4"/>
      <text:p text:style-name="P4"/>
      <text:p text:style-name="P27">Кафедра: «Информационные технологии и компьютерные системы»</text:p>
      <text:p text:style-name="P3"/>
      <text:p text:style-name="P3"/>
      <text:p text:style-name="P3"/>
      <text:p text:style-name="P7"/>
      <text:p text:style-name="P9">Отчёт</text:p>
      <text:p text:style-name="P9">по лабораторной работе №<text:span text:style-name="T50">2</text:span></text:p>
      <text:p text:style-name="P11"><text:span text:style-name="T6">«</text:span><text:span text:style-name="T9">Решение задачи производитель-потребитель</text:span><text:span text:style-name="T6">»</text:span></text:p>
      <text:p text:style-name="P8"/>
      <text:p text:style-name="P3"><text:bookmark text:name="_GoBack"/></text:p>
      <text:p text:style-name="P1"><text:tab/></text:p>
      <text:p text:style-name="P1"/>
      <text:p text:style-name="P1"/>
      <text:p text:style-name="P16">Выполнил </text:p>
      <text:p text:style-name="P17"><text:span text:style-name="T6">ст. гр. </text:span><text:span text:style-name="T9">И</text:span><text:span text:style-name="T6">В</text:span><text:span text:style-name="T8">Т</text:span><text:span text:style-name="T6">б-</text:span><text:span text:style-name="T8">3</text:span><text:span text:style-name="T6">2</text:span><text:span text:style-name="T9">о</text:span></text:p>
      <text:p text:style-name="P16">Демиденко А.А</text:p>
      <text:p text:style-name="P16"/>
      <text:p text:style-name="P16"/>
      <text:p text:style-name="P16"/>
      <text:p text:style-name="P2"/>
      <text:p text:style-name="P7"/>
      <text:p text:style-name="P7"/>
      <text:p text:style-name="P7"/>
      <text:p text:style-name="P7"/>
      <text:p text:style-name="P10"><text:span text:style-name="T1">Севастополь — </text:span><text:span text:style-name="T3">2015</text:span><text:span text:style-name="T4">г.</text:span></text:p>
      <text:p text:style-name="P26"><text:soft-page-break/><text:span text:style-name="T43">Цель работы: </text:span><text:span text:style-name="T45">и</text:span><text:span text:style-name="T37">сследовать возможности, предоставляемые системой программирования </text:span><text:span text:style-name="T15">JAVA</text:span><text:span text:style-name="T37"> для синхронизации взаимодействующих параллельных процессов.</text:span></text:p>
      <text:p text:style-name="P19"/>
      <text:p text:style-name="P21">Задание на лабораторную работу</text:p>
      <text:list xml:id="list1783928080936221210" text:style-name="WWNum2">
        <text:list-item>
          <text:p text:style-name="P20">Разработать в соответствии с вариантом задания программу, создающую два подпроцесса, осуществляющих обмен данными</text:p>
        </text:list-item>
        <text:list-item>
          <text:p text:style-name="P20">Исследовать поведение программы при использовании различных методов синхронизации</text:p>
        </text:list-item>
        <text:list-item>
          <text:p text:style-name="P20">Проанализировать полученные результаты.</text:p>
        </text:list-item>
      </text:list>
      <text:p text:style-name="P19"/>
      <text:p text:style-name="P22"><text:span text:style-name="T43">Ход работы:</text:span> </text:p>
      <text:p text:style-name="P22">Тип 1 процесса: генерация ряда квадратов натуральных числе</text:p>
      <text:p text:style-name="P22">Тип 2 процесса: вычисление суммы элементов последовательности</text:p>
      <text:p text:style-name="P22"/>
      <text:p text:style-name="P23">Вывод 1.</text:p>
      <text:p text:style-name="P23">Неоднократно запустив первый вариант кода, я заметил, что в этом варианте последовательность процессов выполняется случайным образом, и многократно, с высокой скоростью, повторяются одни и те же операции подпроцессов.</text:p>
      <text:p text:style-name="P19"/>
      <text:p text:style-name="P19">Вывод 2.</text:p>
      <text:p text:style-name="P19">После введения управляющей переменной, я заметил, что подпроцессы стали выполняться строго <text:span text:style-name="T44">поочерёдно</text:span>, но скорость и количество выполненных операций значительно уменьшилась.</text:p>
      <text:p text:style-name="P19"/>
      <text:p text:style-name="P19">Вывод 3.</text:p>
      <text:p text:style-name="P19"><text:span text:style-name="T37">Добавив освобождение процессора в метод </text:span><text:span text:style-name="T15">run</text:span><text:span text:style-name="T37">, количество выполненных операций (по сравнению с предыдущим кодом) заметно возросла (4-5 раз), но </text:span><text:span text:style-name="T38">очерёдность</text:span><text:span text:style-name="T37"> сохранилась. Но по прежнему значительно меньше первого варианта.</text:span></text:p>
      <text:p text:style-name="P19"/>
      <text:p text:style-name="P19">Вывод 4.</text:p>
      <text:p text:style-name="P19">В режиме взаимного исключения (методы синхронизации), количество выполненных операций возросло <text:span text:style-name="T44">ещё</text:span> в 5-6 раз. При том, что строгая <text:span text:style-name="T44">очерёдность</text:span> выполнения сохранилась.</text:p>
      <text:p text:style-name="P19"/>
      <text:p text:style-name="P19">Вывод 5.</text:p>
      <text:p text:style-name="P19">В варианте выполнения программы с семафорами, количество выполненных операций аналогична режиму взаимного исключения, и <text:span text:style-name="T44">очерёдность</text:span> процессов так же строго <text:span text:style-name="T44">очередная.</text:span></text:p>
      <text:p text:style-name="P19"/>
      <text:p text:style-name="P23"><text:span text:style-name="T14">Код программы:</text:span></text:p>
      <text:p text:style-name="P19"><text:span text:style-name="T22"/></text:p>
      <text:p text:style-name="Text_20_body"><text:span text:style-name="T20">package</text:span><text:span text:style-name="T33"> worm2fed.pirv.lab2;</text:span></text:p>
      <text:p text:style-name="P12"/>
      <text:p text:style-name="P13"><text:span text:style-name="T20">class</text:span><text:span text:style-name="T33"> PC {</text:span></text:p>
      <text:p text:style-name="P13"><text:span text:style-name="T33"><text:tab/></text:span><text:span text:style-name="T20">public</text:span><text:span text:style-name="T33"> </text:span><text:span text:style-name="T20">static</text:span><text:span text:style-name="T33"> </text:span><text:span text:style-name="T20">void</text:span><text:span text:style-name="T33"> main(String </text:span><text:span text:style-name="T46">args</text:span><text:span text:style-name="T33">[]) {</text:span></text:p>
      <text:p text:style-name="P13"><text:span text:style-name="T33"><text:tab/><text:tab/>Q </text:span><text:span text:style-name="T46">q</text:span><text:span text:style-name="T33"> = </text:span><text:span text:style-name="T20">new</text:span><text:span text:style-name="T33"> Q();</text:span></text:p>
      <text:p text:style-name="P13"><text:span text:style-name="T33"><text:tab/><text:tab/></text:span><text:span text:style-name="T20">new</text:span><text:span text:style-name="T33"> Producer(</text:span><text:span text:style-name="T46">q</text:span><text:span text:style-name="T33">);</text:span></text:p>
      <text:p text:style-name="P13"><text:span text:style-name="T33"><text:tab/><text:tab/></text:span><text:span text:style-name="T20">new</text:span><text:span text:style-name="T33"> Consumer(</text:span><text:span text:style-name="T46">q</text:span><text:span text:style-name="T33">);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Thread.</text:span><text:span text:style-name="T36">sleep</text:span><text:span text:style-name="T33">(5000);</text:span></text:p>
      <text:p text:style-name="P13"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3"><text:span text:style-name="T33"><text:tab/><text:tab/></text:span></text:p>
      <text:p text:style-name="P13"><text:span text:style-name="T33"><text:tab/><text:tab/></text:span><text:span text:style-name="T46">q</text:span><text:span text:style-name="T33">.</text:span><text:span text:style-name="T47">work</text:span><text:span text:style-name="T33"> = </text:span><text:span text:style-name="T20">false</text:span><text:span text:style-name="T33">;</text:span></text:p>
      <text:p text:style-name="P13"><text:soft-page-break/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Q {</text:span></text:p>
      <text:p text:style-name="P13"><text:span text:style-name="T33"><text:tab/></text:span><text:span text:style-name="T20">long</text:span><text:span text:style-name="T33"> </text:span><text:span text:style-name="T47">n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work</text:span><text:span text:style-name="T33"> = </text:span><text:span text:style-name="T20">true</text:span><text:span text:style-name="T33">;</text:span></text:p>
      <text:p text:style-name="P12"/>
      <text:p text:style-name="P13"><text:span text:style-name="T33"><text:tab/></text:span><text:span text:style-name="T20">long</text:span><text:span text:style-name="T33"> get() {</text:span></text:p>
      <text:p text:style-name="P13"><text:span text:style-name="T33"><text:tab/><text:tab/>System.</text:span><text:span text:style-name="T48">out</text:span><text:span text:style-name="T33">.println(</text:span><text:span text:style-name="T49">"Got: "</text:span><text:span text:style-name="T33"> + </text:span><text:span text:style-name="T47">n</text:span><text:span text:style-name="T33">);</text:span></text:p>
      <text:p text:style-name="P13"><text:span text:style-name="T33"><text:tab/><text:tab/></text:span><text:span text:style-name="T20">return</text:span><text:span text:style-name="T33"> </text:span><text:span text:style-name="T47">n</text:span><text:span text:style-name="T33">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void</text:span><text:span text:style-name="T33"> put(</text:span><text:span text:style-name="T20">long</text:span><text:span text:style-name="T33"> </text:span><text:span text:style-name="T46">arr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n</text:span><text:span text:style-name="T33"> = </text:span><text:span text:style-name="T46">arr</text:span><text:span text:style-name="T33">;</text:span></text:p>
      <text:p text:style-name="P13"><text:span text:style-name="T33"><text:tab/><text:tab/>System.</text:span><text:span text:style-name="T48">out</text:span><text:span text:style-name="T33">.println(</text:span><text:span text:style-name="T49">"Put: "</text:span><text:span text:style-name="T33"> + </text:span><text:span text:style-name="T46">arr</text:span><text:span text:style-name="T33">)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Producer </text:span><text:span text:style-name="T20">implements</text:span><text:span text:style-name="T33"> Runnable {</text:span></text:p>
      <text:p text:style-name="P13"><text:span text:style-name="T33"><text:tab/></text:span><text:span text:style-name="T20">long</text:span><text:span text:style-name="T33"> </text:span><text:span text:style-name="T47">arr</text:span><text:span text:style-name="T33">[] = </text:span><text:span text:style-name="T20">new</text:span><text:span text:style-name="T33"> </text:span><text:span text:style-name="T20">long</text:span><text:span text:style-name="T33">[1000000];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Produc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Produc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pan text:style-name="T33"><text:tab/><text:tab/></text:span><text:span text:style-name="T20">for</text:span><text:span text:style-name="T33"> (</text:span><text:span text:style-name="T20">int</text:span><text:span text:style-name="T33"> </text:span><text:span text:style-name="T46">sh</text:span><text:span text:style-name="T33"> = 0; </text:span><text:span text:style-name="T46">sh</text:span><text:span text:style-name="T33"> &lt; 1000000; </text:span><text:span text:style-name="T46">sh</text:span><text:span text:style-name="T33">++)</text:span></text:p>
      <text:p text:style-name="P13"><text:span text:style-name="T33"><text:tab/><text:tab/><text:tab/></text:span><text:span text:style-name="T47">arr</text:span><text:span text:style-name="T33">[</text:span><text:span text:style-name="T46">sh</text:span><text:span text:style-name="T33">] = </text:span><text:span text:style-name="T46">sh</text:span><text:span text:style-name="T33"> * </text:span><text:span text:style-name="T46">sh</text:span><text:span text:style-name="T33">;</text:span></text:p>
      <text:p text:style-name="P13"><text:span text:style-name="T33"><text:tab/><text:tab/><text:tab/><text:tab/>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2"/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7">q</text:span><text:span text:style-name="T33">.put(</text:span><text:span text:style-name="T47">arr</text:span><text:span text:style-name="T33">[</text:span><text:span text:style-name="T46">i</text:span><text:span text:style-name="T33">]);</text:span></text:p>
      <text:p text:style-name="P12"/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Consumer </text:span><text:span text:style-name="T20">implements</text:span><text:span text:style-name="T33"> Runnable {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Consum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Consum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sum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mas</text:span><text:span text:style-name="T33">[] = </text:span><text:span text:style-name="T20">new</text:span><text:span text:style-name="T33"> </text:span><text:span text:style-name="T20">long</text:span><text:span text:style-name="T33">[5];</text:span></text:p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6">mas</text:span><text:span text:style-name="T33">[</text:span><text:span text:style-name="T46">i</text:span><text:span text:style-name="T33">] = </text:span><text:span text:style-name="T47">q</text:span><text:span text:style-name="T33">.get();</text:span></text:p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<text:tab/></text:span><text:span text:style-name="T20">if</text:span><text:span text:style-name="T33"> (</text:span><text:span text:style-name="T46">i</text:span><text:span text:style-name="T33"> == 5) {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</text:span><text:span text:style-name="T20">while</text:span><text:span text:style-name="T33"> (</text:span><text:span text:style-name="T46">i</text:span><text:span text:style-name="T33"> != 5) {</text:span></text:p>
      <text:p text:style-name="P13"><text:span text:style-name="T33"><text:tab/><text:tab/><text:tab/><text:tab/><text:tab/></text:span><text:span text:style-name="T46">sum</text:span><text:span text:style-name="T33"> += </text:span><text:span text:style-name="T46">mas</text:span><text:span text:style-name="T33">[</text:span><text:span text:style-name="T46">i</text:span><text:span text:style-name="T33">];</text:span></text:p>
      <text:p text:style-name="P13"><text:span text:style-name="T33"><text:tab/><text:tab/><text:tab/><text:tab/><text:tab/></text:span><text:span text:style-name="T46">i</text:span><text:span text:style-name="T33">++;</text:span></text:p>
      <text:p text:style-name="P13"><text:span text:style-name="T33"><text:tab/><text:tab/><text:tab/><text:tab/>}</text:span></text:p>
      <text:p text:style-name="P13"><text:soft-page-break/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Sum: "</text:span><text:span text:style-name="T33"> + </text:span><text:span text:style-name="T46">sum</text:span><text:span text:style-name="T33">)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___________"</text:span><text:span text:style-name="T33">);</text:span></text:p>
      <text:p text:style-name="P13"><text:span text:style-name="T33"><text:tab/><text:tab/><text:tab/>}</text:span></text:p>
      <text:p text:style-name="P13"><text:span text:style-name="T33"><text:tab/><text:tab/><text:tab/></text:span><text:span text:style-name="T46">sum</text:span><text:span text:style-name="T33"> = 0;</text:span></text:p>
      <text:p text:style-name="P13"><text:span text:style-name="T33"><text:tab/><text:tab/>}</text:span></text:p>
      <text:p text:style-name="P13"><text:span text:style-name="T33"><text:tab/>}</text:span></text:p>
      <text:p text:style-name="P14"><text:span text:style-name="T33">}</text:span></text:p>
      <text:p text:style-name="P19"/>
      <text:p text:style-name="P14"><text:span text:style-name="T34">___________</text:span></text:p>
      <text:p text:style-name="P13"><text:span text:style-name="T33">Put: 276746224</text:span></text:p>
      <text:p text:style-name="P13"><text:span text:style-name="T33">Put: 276175863</text:span></text:p>
      <text:p text:style-name="P13"><text:span text:style-name="T33">Got: 276746224</text:span></text:p>
      <text:p text:style-name="P13"><text:span text:style-name="T33">Got: 275605500</text:span></text:p>
      <text:p text:style-name="P13"><text:span text:style-name="T33">Put: 275605500</text:span></text:p>
      <text:p text:style-name="P13"><text:span text:style-name="T33">Put: 275035135</text:span></text:p>
      <text:p text:style-name="P13"><text:span text:style-name="T33">Got: 275605500</text:span></text:p>
      <text:p text:style-name="P13"><text:span text:style-name="T33">Got: 274464768</text:span></text:p>
      <text:p text:style-name="P13"><text:span text:style-name="T33">Put: 274464768</text:span></text:p>
      <text:p text:style-name="P13"><text:span text:style-name="T33">Put: 273894399</text:span></text:p>
      <text:p text:style-name="P13"><text:span text:style-name="T33">Got: 274464768</text:span></text:p>
      <text:p text:style-name="P13"><text:span text:style-name="T33">Sum: 1373464564</text:span></text:p>
      <text:p text:style-name="P13"><text:span text:style-name="T33">___________</text:span></text:p>
      <text:p text:style-name="P13"><text:span text:style-name="T33">Got: 273324028</text:span></text:p>
      <text:p text:style-name="P13"><text:span text:style-name="T33">Put: 273324028</text:span></text:p>
      <text:p text:style-name="P13"><text:span text:style-name="T33">Put: 272753655</text:span></text:p>
      <text:p text:style-name="P13"><text:span text:style-name="T33">Put: 272183280</text:span></text:p>
      <text:p text:style-name="P13"><text:span text:style-name="T33">Put: 271612903</text:span></text:p>
      <text:p text:style-name="P13"><text:span text:style-name="T33">Got: 273324028</text:span></text:p>
      <text:p text:style-name="P13"><text:span text:style-name="T33">Got: 271042524</text:span></text:p>
      <text:p text:style-name="P13"><text:span text:style-name="T33">Put: 271042524</text:span></text:p>
      <text:p text:style-name="P13"><text:span text:style-name="T33">Put: 270472143</text:span></text:p>
      <text:p text:style-name="P13"><text:span text:style-name="T33">Got: 271042524</text:span></text:p>
      <text:p text:style-name="P13"><text:span text:style-name="T33">Got: 269901760</text:span></text:p>
      <text:p text:style-name="P13"><text:span text:style-name="T33">Put: 269901760</text:span></text:p>
      <text:p text:style-name="P13"><text:span text:style-name="T33">Put: 269331375</text:span></text:p>
      <text:p text:style-name="P13"><text:span text:style-name="T33">Sum: 1355212596</text:span></text:p>
      <text:p text:style-name="P13"><text:span text:style-name="T33">___________</text:span></text:p>
      <text:p text:style-name="P13"><text:span text:style-name="T33">Got: 268760988</text:span></text:p>
      <text:p text:style-name="P13"><text:span text:style-name="T33">Got: 268760988</text:span></text:p>
      <text:p text:style-name="P13"><text:span text:style-name="T33">Got: 268760988</text:span></text:p>
      <text:p text:style-name="P13"><text:span text:style-name="T33">Got: 268760988</text:span></text:p>
      <text:p text:style-name="P13"><text:span text:style-name="T33">Got: 268760988</text:span></text:p>
      <text:p text:style-name="P13"><text:span text:style-name="T33">Sum: 1343804940</text:span></text:p>
      <text:p text:style-name="P13"><text:span text:style-name="T33">___________</text:span></text:p>
      <text:p text:style-name="P13"><text:span text:style-name="T33">Got: 268760988</text:span></text:p>
      <text:p text:style-name="P13"><text:span text:style-name="T33">Got: 268760988</text:span></text:p>
      <text:p text:style-name="P13"><text:span text:style-name="T33">Got: 268760988</text:span></text:p>
      <text:p text:style-name="P14"><text:span text:style-name="T33">Put: 268760988</text:span></text:p>
      <text:p text:style-name="P19">С управляющей переменной:</text:p>
      <text:p text:style-name="P14"><text:span text:style-name="T21">package</text:span><text:span text:style-name="T33"> worm2fed.pirv.lab2;</text:span></text:p>
      <text:p text:style-name="P12"/>
      <text:p text:style-name="P13"><text:span text:style-name="T20">class</text:span><text:span text:style-name="T33"> PC {</text:span></text:p>
      <text:p text:style-name="P13"><text:span text:style-name="T33"><text:tab/></text:span><text:span text:style-name="T20">public</text:span><text:span text:style-name="T33"> </text:span><text:span text:style-name="T20">static</text:span><text:span text:style-name="T33"> </text:span><text:span text:style-name="T20">void</text:span><text:span text:style-name="T33"> main(String </text:span><text:span text:style-name="T46">args</text:span><text:span text:style-name="T33">[]) {</text:span></text:p>
      <text:p text:style-name="P13"><text:span text:style-name="T33"><text:tab/><text:tab/>Q </text:span><text:span text:style-name="T46">q</text:span><text:span text:style-name="T33"> = </text:span><text:span text:style-name="T20">new</text:span><text:span text:style-name="T33"> Q();</text:span></text:p>
      <text:p text:style-name="P13"><text:span text:style-name="T33"><text:tab/><text:tab/></text:span><text:span text:style-name="T20">new</text:span><text:span text:style-name="T33"> Producer(</text:span><text:span text:style-name="T46">q</text:span><text:span text:style-name="T33">);</text:span></text:p>
      <text:p text:style-name="P13"><text:span text:style-name="T33"><text:tab/><text:tab/></text:span><text:span text:style-name="T20">new</text:span><text:span text:style-name="T33"> Consumer(</text:span><text:span text:style-name="T46">q</text:span><text:span text:style-name="T33">);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Thread.</text:span><text:span text:style-name="T36">sleep</text:span><text:span text:style-name="T33">(5000);</text:span></text:p>
      <text:p text:style-name="P13"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2"><text:soft-page-break/></text:p>
      <text:p text:style-name="P13"><text:span text:style-name="T33"><text:tab/><text:tab/></text:span><text:span text:style-name="T46">q</text:span><text:span text:style-name="T33">.</text:span><text:span text:style-name="T47">work</text:span><text:span text:style-name="T33"> = </text:span><text:span text:style-name="T20">false</text:span><text:span text:style-name="T33">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Q {</text:span></text:p>
      <text:p text:style-name="P13"><text:span text:style-name="T33"><text:tab/></text:span><text:span text:style-name="T20">long</text:span><text:span text:style-name="T33"> </text:span><text:span text:style-name="T47">n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valueSet</text:span><text:span text:style-name="T33"> = </text:span><text:span text:style-name="T20">false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work</text:span><text:span text:style-name="T33"> = </text:span><text:span text:style-name="T20">true</text:span><text:span text:style-name="T33">;</text:span></text:p>
      <text:p text:style-name="P12"/>
      <text:p text:style-name="P13"><text:span text:style-name="T33"><text:tab/></text:span><text:span text:style-name="T20">long</text:span><text:span text:style-name="T33"> get() {</text:span></text:p>
      <text:p text:style-name="P13"><text:span text:style-name="T33"><text:tab/><text:tab/></text:span><text:span text:style-name="T20">while</text:span><text:span text:style-name="T33"> (!</text:span><text:span text:style-name="T47">valueSet</text:span><text:span text:style-name="T33">) {</text:span></text:p>
      <text:p text:style-name="P13"><text:span text:style-name="T33"><text:tab/><text:tab/>}</text:span></text:p>
      <text:p text:style-name="P12"/>
      <text:p text:style-name="P13"><text:span text:style-name="T33"><text:tab/><text:tab/>System.</text:span><text:span text:style-name="T48">out</text:span><text:span text:style-name="T33">.println(</text:span><text:span text:style-name="T49">"Got: "</text:span><text:span text:style-name="T33"> + </text:span><text:span text:style-name="T47">n</text:span><text:span text:style-name="T33">);</text:span></text:p>
      <text:p text:style-name="P13"><text:span text:style-name="T33"><text:tab/><text:tab/></text:span><text:span text:style-name="T47">valueSet</text:span><text:span text:style-name="T33"> = </text:span><text:span text:style-name="T20">false</text:span><text:span text:style-name="T33">;</text:span></text:p>
      <text:p text:style-name="P13"><text:span text:style-name="T33"><text:tab/><text:tab/></text:span><text:span text:style-name="T20">return</text:span><text:span text:style-name="T33"> </text:span><text:span text:style-name="T47">n</text:span><text:span text:style-name="T33">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void</text:span><text:span text:style-name="T33"> put(</text:span><text:span text:style-name="T20">long</text:span><text:span text:style-name="T33"> </text:span><text:span text:style-name="T46">n</text:span><text:span text:style-name="T33">) {</text:span></text:p>
      <text:p text:style-name="P13"><text:span text:style-name="T33"><text:tab/><text:tab/></text:span><text:span text:style-name="T20">while</text:span><text:span text:style-name="T33"> (</text:span><text:span text:style-name="T47">valueSet</text:span><text:span text:style-name="T33">) {</text:span></text:p>
      <text:p text:style-name="P13"><text:span text:style-name="T33"><text:tab/><text:tab/>}</text:span></text:p>
      <text:p text:style-name="P12"/>
      <text:p text:style-name="P13"><text:span text:style-name="T33"><text:tab/><text:tab/></text:span><text:span text:style-name="T20">this</text:span><text:span text:style-name="T33">.</text:span><text:span text:style-name="T47">n</text:span><text:span text:style-name="T33"> = </text:span><text:span text:style-name="T46">n</text:span><text:span text:style-name="T33">;</text:span></text:p>
      <text:p text:style-name="P13"><text:span text:style-name="T33"><text:tab/><text:tab/>System.</text:span><text:span text:style-name="T48">out</text:span><text:span text:style-name="T33">.println(</text:span><text:span text:style-name="T49">"Put: "</text:span><text:span text:style-name="T33"> + </text:span><text:span text:style-name="T46">n</text:span><text:span text:style-name="T33">);</text:span></text:p>
      <text:p text:style-name="P13"><text:span text:style-name="T33"><text:tab/><text:tab/></text:span><text:span text:style-name="T47">valueSet</text:span><text:span text:style-name="T33"> = </text:span><text:span text:style-name="T20">true</text:span><text:span text:style-name="T33">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Producer </text:span><text:span text:style-name="T20">implements</text:span><text:span text:style-name="T33"> Runnable {</text:span></text:p>
      <text:p text:style-name="P13"><text:span text:style-name="T33"><text:tab/></text:span><text:span text:style-name="T20">long</text:span><text:span text:style-name="T33"> </text:span><text:span text:style-name="T47">arr</text:span><text:span text:style-name="T33">[] = </text:span><text:span text:style-name="T20">new</text:span><text:span text:style-name="T33"> </text:span><text:span text:style-name="T20">long</text:span><text:span text:style-name="T33">[1000000];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Produc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Produc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2"/>
      <text:p text:style-name="P13"><text:span text:style-name="T33"><text:tab/><text:tab/></text:span><text:span text:style-name="T20">for</text:span><text:span text:style-name="T33"> (</text:span><text:span text:style-name="T20">int</text:span><text:span text:style-name="T33"> </text:span><text:span text:style-name="T46">sh</text:span><text:span text:style-name="T33"> = 0; </text:span><text:span text:style-name="T46">sh</text:span><text:span text:style-name="T33"> &lt; 1000000; </text:span><text:span text:style-name="T46">sh</text:span><text:span text:style-name="T33">++)</text:span></text:p>
      <text:p text:style-name="P13"><text:span text:style-name="T33"><text:tab/><text:tab/><text:tab/></text:span><text:span text:style-name="T47">arr</text:span><text:span text:style-name="T33">[</text:span><text:span text:style-name="T46">sh</text:span><text:span text:style-name="T33">] = </text:span><text:span text:style-name="T46">sh</text:span><text:span text:style-name="T33"> * </text:span><text:span text:style-name="T46">sh</text:span><text:span text:style-name="T33">;</text:span></text:p>
      <text:p text:style-name="P12"/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2"/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7">q</text:span><text:span text:style-name="T33">.put(</text:span><text:span text:style-name="T47">arr</text:span><text:span text:style-name="T33">[</text:span><text:span text:style-name="T46">i</text:span><text:span text:style-name="T33">]);</text:span></text:p>
      <text:p text:style-name="P12"/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Consumer </text:span><text:span text:style-name="T20">implements</text:span><text:span text:style-name="T33"> Runnable {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Consum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Consum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oft-page-break/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sum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mas</text:span><text:span text:style-name="T33">[] = </text:span><text:span text:style-name="T20">new</text:span><text:span text:style-name="T33"> </text:span><text:span text:style-name="T20">long</text:span><text:span text:style-name="T33">[5];</text:span></text:p>
      <text:p text:style-name="P13"><text:span text:style-name="T33"><text:tab/><text:tab/></text:span></text:p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6">mas</text:span><text:span text:style-name="T33">[</text:span><text:span text:style-name="T46">i</text:span><text:span text:style-name="T33">] = </text:span><text:span text:style-name="T47">q</text:span><text:span text:style-name="T33">.get();</text:span></text:p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<text:tab/></text:span><text:span text:style-name="T20">if</text:span><text:span text:style-name="T33"> (</text:span><text:span text:style-name="T46">i</text:span><text:span text:style-name="T33"> == 5) {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</text:span><text:span text:style-name="T20">while</text:span><text:span text:style-name="T33"> (</text:span><text:span text:style-name="T46">i</text:span><text:span text:style-name="T33"> != 5) {</text:span></text:p>
      <text:p text:style-name="P13"><text:span text:style-name="T33"><text:tab/><text:tab/><text:tab/><text:tab/><text:tab/></text:span><text:span text:style-name="T46">sum</text:span><text:span text:style-name="T33"> += </text:span><text:span text:style-name="T46">mas</text:span><text:span text:style-name="T33">[</text:span><text:span text:style-name="T46">i</text:span><text:span text:style-name="T33">];</text:span></text:p>
      <text:p text:style-name="P13"><text:span text:style-name="T33"><text:tab/><text:tab/><text:tab/><text:tab/><text:tab/></text:span><text:span text:style-name="T46">i</text:span><text:span text:style-name="T33">++;</text:span></text:p>
      <text:p text:style-name="P13"><text:span text:style-name="T33"><text:tab/><text:tab/><text:tab/><text:tab/>}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Sum: "</text:span><text:span text:style-name="T33"> + </text:span><text:span text:style-name="T46">sum</text:span><text:span text:style-name="T33">)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___________"</text:span><text:span text:style-name="T33">);</text:span></text:p>
      <text:p text:style-name="P13"><text:span text:style-name="T33"><text:tab/><text:tab/><text:tab/>}</text:span></text:p>
      <text:p text:style-name="P13"><text:span text:style-name="T33"><text:tab/><text:tab/><text:tab/></text:span><text:span text:style-name="T46">sum</text:span><text:span text:style-name="T33"> = 0;</text:span></text:p>
      <text:p text:style-name="P13"><text:span text:style-name="T33"><text:tab/><text:tab/>}</text:span></text:p>
      <text:p text:style-name="P13"><text:span text:style-name="T33"><text:tab/>}</text:span></text:p>
      <text:p text:style-name="P14"><text:span text:style-name="T33">}</text:span></text:p>
      <text:p text:style-name="P6"><text:span text:style-name="T33">Put: 0</text:span></text:p>
      <text:p text:style-name="P19"><text:span text:style-name="T37">С</text:span><text:span text:style-name="T15"> </text:span><text:span text:style-name="T37">освобождением</text:span><text:span text:style-name="T15"> </text:span><text:span text:style-name="T37">процессора</text:span><text:span text:style-name="T15"> run:</text:span></text:p>
      <text:p text:style-name="P14"><text:span text:style-name="T23">package</text:span><text:span text:style-name="T33"> worm2fed.pirv.lab2;</text:span></text:p>
      <text:p text:style-name="P12"/>
      <text:p text:style-name="P13"><text:span text:style-name="T20">class</text:span><text:span text:style-name="T33"> PC {</text:span></text:p>
      <text:p text:style-name="P13"><text:span text:style-name="T33"><text:tab/></text:span><text:span text:style-name="T20">public</text:span><text:span text:style-name="T33"> </text:span><text:span text:style-name="T20">static</text:span><text:span text:style-name="T33"> </text:span><text:span text:style-name="T20">void</text:span><text:span text:style-name="T33"> main(String </text:span><text:span text:style-name="T46">args</text:span><text:span text:style-name="T33">[]) {</text:span></text:p>
      <text:p text:style-name="P13"><text:span text:style-name="T33"><text:tab/><text:tab/>Q </text:span><text:span text:style-name="T46">q</text:span><text:span text:style-name="T33"> = </text:span><text:span text:style-name="T20">new</text:span><text:span text:style-name="T33"> Q();</text:span></text:p>
      <text:p text:style-name="P13"><text:span text:style-name="T33"><text:tab/><text:tab/></text:span><text:span text:style-name="T20">new</text:span><text:span text:style-name="T33"> Producer(</text:span><text:span text:style-name="T46">q</text:span><text:span text:style-name="T33">);</text:span></text:p>
      <text:p text:style-name="P13"><text:span text:style-name="T33"><text:tab/><text:tab/></text:span><text:span text:style-name="T20">new</text:span><text:span text:style-name="T33"> Consumer(</text:span><text:span text:style-name="T46">q</text:span><text:span text:style-name="T33">);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Thread.</text:span><text:span text:style-name="T36">sleep</text:span><text:span text:style-name="T33">(5000);</text:span></text:p>
      <text:p text:style-name="P13"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3"><text:span text:style-name="T33"><text:tab/><text:tab/></text:span></text:p>
      <text:p text:style-name="P13"><text:span text:style-name="T33"><text:tab/><text:tab/></text:span><text:span text:style-name="T46">q</text:span><text:span text:style-name="T33">.</text:span><text:span text:style-name="T47">work</text:span><text:span text:style-name="T33"> = </text:span><text:span text:style-name="T20">false</text:span><text:span text:style-name="T33">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Q {</text:span></text:p>
      <text:p text:style-name="P13"><text:span text:style-name="T33"><text:tab/></text:span><text:span text:style-name="T20">long</text:span><text:span text:style-name="T33"> </text:span><text:span text:style-name="T47">n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valueSet</text:span><text:span text:style-name="T33"> = </text:span><text:span text:style-name="T20">false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work</text:span><text:span text:style-name="T33"> = </text:span><text:span text:style-name="T20">true</text:span><text:span text:style-name="T33">;</text:span></text:p>
      <text:p text:style-name="P12"/>
      <text:p text:style-name="P13"><text:span text:style-name="T33"><text:tab/></text:span><text:span text:style-name="T20">long</text:span><text:span text:style-name="T33"> get() {</text:span></text:p>
      <text:p text:style-name="P13"><text:span text:style-name="T33"><text:tab/><text:tab/></text:span><text:span text:style-name="T20">while</text:span><text:span text:style-name="T33"> (!</text:span><text:span text:style-name="T47">valueSet</text:span><text:span text:style-name="T33">)</text:span></text:p>
      <text:p text:style-name="P13"><text:span text:style-name="T33"><text:tab/><text:tab/><text:tab/>Thread.</text:span><text:span text:style-name="T36">yield</text:span><text:span text:style-name="T33">();</text:span></text:p>
      <text:p text:style-name="P13"><text:span text:style-name="T33"><text:tab/><text:tab/>System.</text:span><text:span text:style-name="T48">out</text:span><text:span text:style-name="T33">.println(</text:span><text:span text:style-name="T49">"Got: "</text:span><text:span text:style-name="T33"> + </text:span><text:span text:style-name="T47">n</text:span><text:span text:style-name="T33">);</text:span></text:p>
      <text:p text:style-name="P13"><text:span text:style-name="T33"><text:tab/><text:tab/></text:span><text:span text:style-name="T47">valueSet</text:span><text:span text:style-name="T33"> = </text:span><text:span text:style-name="T20">false</text:span><text:span text:style-name="T33">;</text:span></text:p>
      <text:p text:style-name="P13"><text:span text:style-name="T33"><text:tab/><text:tab/></text:span><text:span text:style-name="T20">return</text:span><text:span text:style-name="T33"> </text:span><text:span text:style-name="T47">n</text:span><text:span text:style-name="T33">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void</text:span><text:span text:style-name="T33"> put(</text:span><text:span text:style-name="T20">long</text:span><text:span text:style-name="T33"> </text:span><text:span text:style-name="T46">n</text:span><text:span text:style-name="T33">) {</text:span></text:p>
      <text:p text:style-name="P13"><text:span text:style-name="T33"><text:tab/><text:tab/></text:span><text:span text:style-name="T20">while</text:span><text:span text:style-name="T33"> (</text:span><text:span text:style-name="T47">valueSet</text:span><text:span text:style-name="T33">)</text:span></text:p>
      <text:p text:style-name="P13"><text:span text:style-name="T33"><text:tab/><text:tab/><text:tab/>Thread.</text:span><text:span text:style-name="T36">yield</text:span><text:span text:style-name="T33">();</text:span></text:p>
      <text:p text:style-name="P13"><text:span text:style-name="T33"><text:tab/><text:tab/></text:span><text:span text:style-name="T20">this</text:span><text:span text:style-name="T33">.</text:span><text:span text:style-name="T47">n</text:span><text:span text:style-name="T33"> = </text:span><text:span text:style-name="T46">n</text:span><text:span text:style-name="T33">;</text:span></text:p>
      <text:p text:style-name="P13"><text:span text:style-name="T33"><text:tab/><text:tab/>System.</text:span><text:span text:style-name="T48">out</text:span><text:span text:style-name="T33">.println(</text:span><text:span text:style-name="T49">"Put: "</text:span><text:span text:style-name="T33"> + </text:span><text:span text:style-name="T46">n</text:span><text:span text:style-name="T33">);</text:span></text:p>
      <text:p text:style-name="P13"><text:span text:style-name="T33"><text:tab/><text:tab/></text:span><text:span text:style-name="T47">valueSet</text:span><text:span text:style-name="T33"> = </text:span><text:span text:style-name="T20">true</text:span><text:span text:style-name="T33">;</text:span></text:p>
      <text:p text:style-name="P13"><text:span text:style-name="T33"><text:tab/>}</text:span></text:p>
      <text:p text:style-name="P13"><text:span text:style-name="T33">}</text:span></text:p>
      <text:p text:style-name="P12"><text:soft-page-break/></text:p>
      <text:p text:style-name="P13"><text:span text:style-name="T20">class</text:span><text:span text:style-name="T33"> Producer </text:span><text:span text:style-name="T20">implements</text:span><text:span text:style-name="T33"> Runnable {</text:span></text:p>
      <text:p text:style-name="P13"><text:span text:style-name="T33"><text:tab/></text:span><text:span text:style-name="T20">long</text:span><text:span text:style-name="T33"> </text:span><text:span text:style-name="T47">arr</text:span><text:span text:style-name="T33">[] = </text:span><text:span text:style-name="T20">new</text:span><text:span text:style-name="T33"> </text:span><text:span text:style-name="T20">long</text:span><text:span text:style-name="T33">[1000000];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Produc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Produc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2"/>
      <text:p text:style-name="P13"><text:span text:style-name="T33"><text:tab/><text:tab/></text:span><text:span text:style-name="T20">for</text:span><text:span text:style-name="T33"> (</text:span><text:span text:style-name="T20">int</text:span><text:span text:style-name="T33"> </text:span><text:span text:style-name="T46">sh</text:span><text:span text:style-name="T33"> = 0; </text:span><text:span text:style-name="T46">sh</text:span><text:span text:style-name="T33"> &lt; 1000000; </text:span><text:span text:style-name="T46">sh</text:span><text:span text:style-name="T33">++)</text:span></text:p>
      <text:p text:style-name="P13"><text:span text:style-name="T33"><text:tab/><text:tab/><text:tab/></text:span><text:span text:style-name="T47">arr</text:span><text:span text:style-name="T33">[</text:span><text:span text:style-name="T46">sh</text:span><text:span text:style-name="T33">] = </text:span><text:span text:style-name="T46">sh</text:span><text:span text:style-name="T33"> * </text:span><text:span text:style-name="T46">sh</text:span><text:span text:style-name="T33">;</text:span></text:p>
      <text:p text:style-name="P13"><text:span text:style-name="T33"><text:tab/><text:tab/>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2"/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7">q</text:span><text:span text:style-name="T33">.put(</text:span><text:span text:style-name="T47">arr</text:span><text:span text:style-name="T33">[</text:span><text:span text:style-name="T46">i</text:span><text:span text:style-name="T33">]);</text:span></text:p>
      <text:p text:style-name="P12"/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Consumer </text:span><text:span text:style-name="T20">implements</text:span><text:span text:style-name="T33"> Runnable {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Consum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Consum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sum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mas</text:span><text:span text:style-name="T33">[] = </text:span><text:span text:style-name="T20">new</text:span><text:span text:style-name="T33"> </text:span><text:span text:style-name="T20">long</text:span><text:span text:style-name="T33">[5];</text:span></text:p>
      <text:p text:style-name="P13"><text:span text:style-name="T33"><text:tab/><text:tab/></text:span></text:p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6">mas</text:span><text:span text:style-name="T33">[</text:span><text:span text:style-name="T46">i</text:span><text:span text:style-name="T33">] = </text:span><text:span text:style-name="T47">q</text:span><text:span text:style-name="T33">.get();</text:span></text:p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<text:tab/></text:span><text:span text:style-name="T20">if</text:span><text:span text:style-name="T33"> (</text:span><text:span text:style-name="T46">i</text:span><text:span text:style-name="T33"> == 5) {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</text:span><text:span text:style-name="T20">while</text:span><text:span text:style-name="T33"> (</text:span><text:span text:style-name="T46">i</text:span><text:span text:style-name="T33"> != 5) {</text:span></text:p>
      <text:p text:style-name="P13"><text:span text:style-name="T33"><text:tab/><text:tab/><text:tab/><text:tab/><text:tab/></text:span><text:span text:style-name="T46">sum</text:span><text:span text:style-name="T33"> += </text:span><text:span text:style-name="T46">mas</text:span><text:span text:style-name="T33">[</text:span><text:span text:style-name="T46">i</text:span><text:span text:style-name="T33">];</text:span></text:p>
      <text:p text:style-name="P13"><text:span text:style-name="T33"><text:tab/><text:tab/><text:tab/><text:tab/><text:tab/></text:span><text:span text:style-name="T46">i</text:span><text:span text:style-name="T33">++;</text:span></text:p>
      <text:p text:style-name="P13"><text:span text:style-name="T33"><text:tab/><text:tab/><text:tab/><text:tab/>}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Sum: "</text:span><text:span text:style-name="T33"> + </text:span><text:span text:style-name="T46">sum</text:span><text:span text:style-name="T33">)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___________"</text:span><text:span text:style-name="T33">);</text:span></text:p>
      <text:p text:style-name="P13"><text:span text:style-name="T33"><text:tab/><text:tab/><text:tab/>}</text:span></text:p>
      <text:p text:style-name="P13"><text:span text:style-name="T33"><text:tab/><text:tab/><text:tab/></text:span><text:span text:style-name="T46">sum</text:span><text:span text:style-name="T33"> = 0;</text:span></text:p>
      <text:p text:style-name="P13"><text:span text:style-name="T33"><text:tab/><text:tab/>}</text:span></text:p>
      <text:p text:style-name="P13"><text:span text:style-name="T33"><text:tab/>}</text:span></text:p>
      <text:p text:style-name="P14"><text:span text:style-name="T33">}</text:span></text:p>
      <text:p text:style-name="P14"><text:span text:style-name="T34">___________</text:span></text:p>
      <text:p text:style-name="P13"><text:span text:style-name="T33">Put: -216380656</text:span></text:p>
      <text:p text:style-name="P13"><text:span text:style-name="T33">Got: -216380656</text:span></text:p>
      <text:p text:style-name="P13"><text:span text:style-name="T33">Put: -215946935</text:span></text:p>
      <text:p text:style-name="P13"><text:span text:style-name="T33">Got: -215946935</text:span></text:p>
      <text:p text:style-name="P13"><text:span text:style-name="T33">Put: -215513212</text:span></text:p>
      <text:p text:style-name="P13"><text:span text:style-name="T33">Got: -215513212</text:span></text:p>
      <text:p text:style-name="P13"><text:soft-page-break/><text:span text:style-name="T33">Put: -215079487</text:span></text:p>
      <text:p text:style-name="P13"><text:span text:style-name="T33">Got: -215079487</text:span></text:p>
      <text:p text:style-name="P13"><text:span text:style-name="T33">Put: -214645760</text:span></text:p>
      <text:p text:style-name="P13"><text:span text:style-name="T33">Got: -214645760</text:span></text:p>
      <text:p text:style-name="P13"><text:span text:style-name="T33">Put: -214212031</text:span></text:p>
      <text:p text:style-name="P13"><text:span text:style-name="T33">Sum: -1077566050</text:span></text:p>
      <text:p text:style-name="P13"><text:span text:style-name="T33">___________</text:span></text:p>
      <text:p text:style-name="P13"><text:span text:style-name="T33">Got: -214212031</text:span></text:p>
      <text:p text:style-name="P13"><text:span text:style-name="T33">Put: -213778300</text:span></text:p>
      <text:p text:style-name="P13"><text:span text:style-name="T33">Got: -213778300</text:span></text:p>
      <text:p text:style-name="P13"><text:span text:style-name="T33">Put: -213344567</text:span></text:p>
      <text:p text:style-name="P13"><text:span text:style-name="T33">Got: -213344567</text:span></text:p>
      <text:p text:style-name="P13"><text:span text:style-name="T33">Put: -212910832</text:span></text:p>
      <text:p text:style-name="P13"><text:span text:style-name="T33">Got: -212910832</text:span></text:p>
      <text:p text:style-name="P13"><text:span text:style-name="T33">Put: -212477095</text:span></text:p>
      <text:p text:style-name="P13"><text:span text:style-name="T33">Got: -212477095</text:span></text:p>
      <text:p text:style-name="P13"><text:span text:style-name="T33">Put: -212043356</text:span></text:p>
      <text:p text:style-name="P13"><text:span text:style-name="T33">Sum: -1066722825</text:span></text:p>
      <text:p text:style-name="P13"><text:span text:style-name="T33">___________</text:span></text:p>
      <text:p text:style-name="P13"><text:span text:style-name="T33">Got: -212043356</text:span></text:p>
      <text:p text:style-name="P13"><text:span text:style-name="T33">Put: -211609615</text:span></text:p>
      <text:p text:style-name="P13"><text:span text:style-name="T33">Got: -211609615</text:span></text:p>
      <text:p text:style-name="P13"><text:span text:style-name="T33">Put: -211175872</text:span></text:p>
      <text:p text:style-name="P13"><text:span text:style-name="T33">Got: -211175872</text:span></text:p>
      <text:p text:style-name="P14"><text:span text:style-name="T33">Put: -210742127</text:span></text:p>
      <text:p text:style-name="P24"><text:span text:style-name="T37"/></text:p>
      <text:p text:style-name="P24"><text:span text:style-name="T37">С использованием средств синхронизации:</text:span></text:p>
      <text:p text:style-name="P15"><text:span text:style-name="T24">package</text:span><text:span text:style-name="T33"> worm2fed.pirv.lab2;</text:span></text:p>
      <text:p text:style-name="P12"/>
      <text:p text:style-name="P13"><text:span text:style-name="T20">class</text:span><text:span text:style-name="T33"> PC {</text:span></text:p>
      <text:p text:style-name="P13"><text:span text:style-name="T33"><text:tab/></text:span><text:span text:style-name="T20">public</text:span><text:span text:style-name="T33"> </text:span><text:span text:style-name="T20">static</text:span><text:span text:style-name="T33"> </text:span><text:span text:style-name="T20">void</text:span><text:span text:style-name="T33"> main(String </text:span><text:span text:style-name="T46">args</text:span><text:span text:style-name="T33">[]) {</text:span></text:p>
      <text:p text:style-name="P13"><text:span text:style-name="T33"><text:tab/><text:tab/>Q </text:span><text:span text:style-name="T46">q</text:span><text:span text:style-name="T33"> = </text:span><text:span text:style-name="T20">new</text:span><text:span text:style-name="T33"> Q();</text:span></text:p>
      <text:p text:style-name="P13"><text:span text:style-name="T33"><text:tab/><text:tab/></text:span><text:span text:style-name="T20">new</text:span><text:span text:style-name="T33"> Producer(</text:span><text:span text:style-name="T46">q</text:span><text:span text:style-name="T33">);</text:span></text:p>
      <text:p text:style-name="P13"><text:span text:style-name="T33"><text:tab/><text:tab/></text:span><text:span text:style-name="T20">new</text:span><text:span text:style-name="T33"> Consumer(</text:span><text:span text:style-name="T46">q</text:span><text:span text:style-name="T33">);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Thread.</text:span><text:span text:style-name="T36">sleep</text:span><text:span text:style-name="T33">(5000);</text:span></text:p>
      <text:p text:style-name="P13"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3"><text:span text:style-name="T33"><text:tab/><text:tab/></text:span></text:p>
      <text:p text:style-name="P13"><text:span text:style-name="T33"><text:tab/><text:tab/></text:span><text:span text:style-name="T46">q</text:span><text:span text:style-name="T33">.</text:span><text:span text:style-name="T47">work</text:span><text:span text:style-name="T33"> = </text:span><text:span text:style-name="T20">false</text:span><text:span text:style-name="T33">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Q {</text:span></text:p>
      <text:p text:style-name="P13"><text:span text:style-name="T33"><text:tab/></text:span><text:span text:style-name="T20">long</text:span><text:span text:style-name="T33"> </text:span><text:span text:style-name="T47">n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valueSet</text:span><text:span text:style-name="T33"> = </text:span><text:span text:style-name="T20">false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work</text:span><text:span text:style-name="T33"> = </text:span><text:span text:style-name="T20">true</text:span><text:span text:style-name="T33">;</text:span></text:p>
      <text:p text:style-name="P12"/>
      <text:p text:style-name="P13"><text:span text:style-name="T33"><text:tab/></text:span><text:span text:style-name="T20">synchronized</text:span><text:span text:style-name="T33"> </text:span><text:span text:style-name="T20">long</text:span><text:span text:style-name="T33"> get() {</text:span></text:p>
      <text:p text:style-name="P13"><text:span text:style-name="T33"><text:tab/><text:tab/></text:span><text:span text:style-name="T20">if</text:span><text:span text:style-name="T33"> (!</text:span><text:span text:style-name="T47">valueSet</text:span><text:span text:style-name="T33">)</text:span></text:p>
      <text:p text:style-name="P13"><text:span text:style-name="T33"><text:tab/><text:tab/><text:tab/></text:span><text:span text:style-name="T20">try</text:span><text:span text:style-name="T33"> {</text:span></text:p>
      <text:p text:style-name="P13"><text:span text:style-name="T33"><text:tab/><text:tab/><text:tab/><text:tab/>wait();</text:span></text:p>
      <text:p text:style-name="P13"><text:span text:style-name="T33"><text:tab/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<text:tab/>}</text:span></text:p>
      <text:p text:style-name="P13"><text:span text:style-name="T33"><text:tab/><text:tab/></text:span></text:p>
      <text:p text:style-name="P13"><text:span text:style-name="T33"><text:tab/><text:tab/>System.</text:span><text:span text:style-name="T48">out</text:span><text:span text:style-name="T33">.println(</text:span><text:span text:style-name="T49">"Got: "</text:span><text:span text:style-name="T33"> + </text:span><text:span text:style-name="T47">n</text:span><text:span text:style-name="T33">);</text:span></text:p>
      <text:p text:style-name="P13"><text:span text:style-name="T33"><text:tab/><text:tab/></text:span><text:span text:style-name="T47">valueSet</text:span><text:span text:style-name="T33"> = </text:span><text:span text:style-name="T20">false</text:span><text:span text:style-name="T33">;</text:span></text:p>
      <text:p text:style-name="P13"><text:span text:style-name="T33"><text:tab/><text:tab/>notify();</text:span></text:p>
      <text:p text:style-name="P13"><text:span text:style-name="T33"><text:tab/><text:tab/></text:span><text:span text:style-name="T20">return</text:span><text:span text:style-name="T33"> </text:span><text:span text:style-name="T47">n</text:span><text:span text:style-name="T33">;</text:span></text:p>
      <text:p text:style-name="P13"><text:span text:style-name="T33"><text:tab/>}</text:span></text:p>
      <text:p text:style-name="P12"/>
      <text:p text:style-name="P13"><text:soft-page-break/><text:span text:style-name="T33"><text:tab/></text:span><text:span text:style-name="T20">synchronized</text:span><text:span text:style-name="T33"> </text:span><text:span text:style-name="T20">void</text:span><text:span text:style-name="T33"> put(</text:span><text:span text:style-name="T20">long</text:span><text:span text:style-name="T33"> </text:span><text:span text:style-name="T46">n</text:span><text:span text:style-name="T33">) {</text:span></text:p>
      <text:p text:style-name="P13"><text:span text:style-name="T33"><text:tab/><text:tab/></text:span><text:span text:style-name="T20">if</text:span><text:span text:style-name="T33"> (</text:span><text:span text:style-name="T47">valueSet</text:span><text:span text:style-name="T33">)</text:span></text:p>
      <text:p text:style-name="P13"><text:span text:style-name="T33"><text:tab/><text:tab/><text:tab/></text:span><text:span text:style-name="T20">try</text:span><text:span text:style-name="T33"> {</text:span></text:p>
      <text:p text:style-name="P13"><text:span text:style-name="T33"><text:tab/><text:tab/><text:tab/><text:tab/>wait();</text:span></text:p>
      <text:p text:style-name="P13"><text:span text:style-name="T33"><text:tab/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<text:tab/>}</text:span></text:p>
      <text:p text:style-name="P13"><text:span text:style-name="T33"><text:tab/><text:tab/></text:span></text:p>
      <text:p text:style-name="P13"><text:span text:style-name="T33"><text:tab/><text:tab/></text:span><text:span text:style-name="T20">this</text:span><text:span text:style-name="T33">.</text:span><text:span text:style-name="T47">n</text:span><text:span text:style-name="T33"> = </text:span><text:span text:style-name="T46">n</text:span><text:span text:style-name="T33">;</text:span></text:p>
      <text:p text:style-name="P13"><text:span text:style-name="T33"><text:tab/><text:tab/>System.</text:span><text:span text:style-name="T48">out</text:span><text:span text:style-name="T33">.println(</text:span><text:span text:style-name="T49">"Put: "</text:span><text:span text:style-name="T33"> + </text:span><text:span text:style-name="T46">n</text:span><text:span text:style-name="T33">);</text:span></text:p>
      <text:p text:style-name="P13"><text:span text:style-name="T33"><text:tab/><text:tab/></text:span><text:span text:style-name="T47">valueSet</text:span><text:span text:style-name="T33"> = </text:span><text:span text:style-name="T20">true</text:span><text:span text:style-name="T33">;</text:span></text:p>
      <text:p text:style-name="P13"><text:span text:style-name="T33"><text:tab/><text:tab/>notify()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Producer </text:span><text:span text:style-name="T20">implements</text:span><text:span text:style-name="T33"> Runnable {</text:span></text:p>
      <text:p text:style-name="P13"><text:span text:style-name="T33"><text:tab/></text:span><text:span text:style-name="T20">long</text:span><text:span text:style-name="T33"> </text:span><text:span text:style-name="T47">arr</text:span><text:span text:style-name="T33">[] = </text:span><text:span text:style-name="T20">new</text:span><text:span text:style-name="T33"> </text:span><text:span text:style-name="T20">long</text:span><text:span text:style-name="T33">[1000000];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Produc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Produc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2"/>
      <text:p text:style-name="P13"><text:span text:style-name="T33"><text:tab/><text:tab/></text:span><text:span text:style-name="T20">for</text:span><text:span text:style-name="T33"> (</text:span><text:span text:style-name="T20">int</text:span><text:span text:style-name="T33"> </text:span><text:span text:style-name="T46">sh</text:span><text:span text:style-name="T33"> = 0; </text:span><text:span text:style-name="T46">sh</text:span><text:span text:style-name="T33"> &lt; 1000000; </text:span><text:span text:style-name="T46">sh</text:span><text:span text:style-name="T33">++) {</text:span></text:p>
      <text:p text:style-name="P13"><text:span text:style-name="T33"><text:tab/><text:tab/><text:tab/></text:span><text:span text:style-name="T47">arr</text:span><text:span text:style-name="T33">[</text:span><text:span text:style-name="T46">sh</text:span><text:span text:style-name="T33">] = </text:span><text:span text:style-name="T46">sh</text:span><text:span text:style-name="T33"> * </text:span><text:span text:style-name="T46">sh</text:span><text:span text:style-name="T33">;</text:span></text:p>
      <text:p text:style-name="P13"><text:span text:style-name="T33"><text:tab/><text:tab/>}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2"/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7">q</text:span><text:span text:style-name="T33">.put(</text:span><text:span text:style-name="T47">arr</text:span><text:span text:style-name="T33">[</text:span><text:span text:style-name="T46">i</text:span><text:span text:style-name="T33">]);</text:span></text:p>
      <text:p text:style-name="P12"/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Consumer </text:span><text:span text:style-name="T20">implements</text:span><text:span text:style-name="T33"> Runnable {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Consum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Consum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sum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mas</text:span><text:span text:style-name="T33">[] = </text:span><text:span text:style-name="T20">new</text:span><text:span text:style-name="T33"> </text:span><text:span text:style-name="T20">long</text:span><text:span text:style-name="T33">[5];</text:span></text:p>
      <text:p text:style-name="P13"><text:span text:style-name="T33"><text:tab/><text:tab/></text:span></text:p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6">mas</text:span><text:span text:style-name="T33">[</text:span><text:span text:style-name="T46">i</text:span><text:span text:style-name="T33">] = </text:span><text:span text:style-name="T47">q</text:span><text:span text:style-name="T33">.get();</text:span></text:p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<text:tab/></text:span><text:span text:style-name="T20">if</text:span><text:span text:style-name="T33"> (</text:span><text:span text:style-name="T46">i</text:span><text:span text:style-name="T33"> == 5) {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</text:span><text:span text:style-name="T20">while</text:span><text:span text:style-name="T33"> (</text:span><text:span text:style-name="T46">i</text:span><text:span text:style-name="T33"> != 5) {</text:span></text:p>
      <text:p text:style-name="P13"><text:span text:style-name="T33"><text:tab/><text:tab/><text:tab/><text:tab/><text:tab/></text:span><text:span text:style-name="T46">sum</text:span><text:span text:style-name="T33"> += </text:span><text:span text:style-name="T46">mas</text:span><text:span text:style-name="T33">[</text:span><text:span text:style-name="T46">i</text:span><text:span text:style-name="T33">];</text:span></text:p>
      <text:p text:style-name="P13"><text:span text:style-name="T33"><text:tab/><text:tab/><text:tab/><text:tab/><text:tab/></text:span><text:span text:style-name="T46">i</text:span><text:span text:style-name="T33">++;</text:span></text:p>
      <text:p text:style-name="P13"><text:span text:style-name="T33"><text:tab/><text:tab/><text:tab/><text:tab/>}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Sum: "</text:span><text:span text:style-name="T33"> + </text:span><text:span text:style-name="T46">sum</text:span><text:span text:style-name="T33">);</text:span></text:p>
      <text:p text:style-name="P13"><text:soft-page-break/><text:span text:style-name="T33"><text:tab/><text:tab/><text:tab/><text:tab/>System.</text:span><text:span text:style-name="T48">out</text:span><text:span text:style-name="T33">.println(</text:span><text:span text:style-name="T49">"___________"</text:span><text:span text:style-name="T33">);</text:span></text:p>
      <text:p text:style-name="P13"><text:span text:style-name="T33"><text:tab/><text:tab/><text:tab/>}</text:span></text:p>
      <text:p text:style-name="P13"><text:span text:style-name="T33"><text:tab/><text:tab/><text:tab/></text:span><text:span text:style-name="T46">sum</text:span><text:span text:style-name="T33"> = 0;</text:span></text:p>
      <text:p text:style-name="P13"><text:span text:style-name="T33"><text:tab/><text:tab/>}</text:span></text:p>
      <text:p text:style-name="P13"><text:span text:style-name="T33"><text:tab/>}</text:span></text:p>
      <text:p text:style-name="P15"><text:span text:style-name="T33">}</text:span></text:p>
      <text:p text:style-name="P14"><text:span text:style-name="T34">___________</text:span></text:p>
      <text:p text:style-name="P13"><text:span text:style-name="T33">Put: 1621770436</text:span></text:p>
      <text:p text:style-name="P13"><text:span text:style-name="T33">Got: 1621770436</text:span></text:p>
      <text:p text:style-name="P13"><text:span text:style-name="T33">Put: 1622171817</text:span></text:p>
      <text:p text:style-name="P13"><text:span text:style-name="T33">Got: 1622171817</text:span></text:p>
      <text:p text:style-name="P13"><text:span text:style-name="T33">Put: 1622573200</text:span></text:p>
      <text:p text:style-name="P13"><text:span text:style-name="T33">Got: 1622573200</text:span></text:p>
      <text:p text:style-name="P13"><text:span text:style-name="T33">Put: 1622974585</text:span></text:p>
      <text:p text:style-name="P13"><text:span text:style-name="T33">Got: 1622974585</text:span></text:p>
      <text:p text:style-name="P13"><text:span text:style-name="T33">Put: 1623375972</text:span></text:p>
      <text:p text:style-name="P13"><text:span text:style-name="T33">Got: 1623375972</text:span></text:p>
      <text:p text:style-name="P13"><text:span text:style-name="T33">Sum: 8112866010</text:span></text:p>
      <text:p text:style-name="P13"><text:span text:style-name="T33">___________</text:span></text:p>
      <text:p text:style-name="P13"><text:span text:style-name="T33">Put: 1623777361</text:span></text:p>
      <text:p text:style-name="P13"><text:span text:style-name="T33">Got: 1623777361</text:span></text:p>
      <text:p text:style-name="P13"><text:span text:style-name="T33">Put: 1624178752</text:span></text:p>
      <text:p text:style-name="P13"><text:span text:style-name="T33">Got: 1624178752</text:span></text:p>
      <text:p text:style-name="P13"><text:span text:style-name="T33">Put: 1624580145</text:span></text:p>
      <text:p text:style-name="P13"><text:span text:style-name="T33">Got: 1624580145</text:span></text:p>
      <text:p text:style-name="P13"><text:span text:style-name="T33">Put: 1624981540</text:span></text:p>
      <text:p text:style-name="P13"><text:span text:style-name="T33">Got: 1624981540</text:span></text:p>
      <text:p text:style-name="P13"><text:span text:style-name="T33">Put: 1625382937</text:span></text:p>
      <text:p text:style-name="P13"><text:span text:style-name="T33">Got: 1625382937</text:span></text:p>
      <text:p text:style-name="P13"><text:span text:style-name="T33">Sum: 8122900735</text:span></text:p>
      <text:p text:style-name="P13"><text:span text:style-name="T33">___________</text:span></text:p>
      <text:p text:style-name="P14"><text:span text:style-name="T33">Put: 1625784336</text:span></text:p>
      <text:p text:style-name="P19"><text:span text:style-name="T11"/></text:p>
      <text:p text:style-name="P25"><text:span text:style-name="T37">С</text:span><text:span text:style-name="T15"> </text:span><text:span text:style-name="T37">семафорами</text:span><text:span text:style-name="T15">:</text:span></text:p>
      <text:p text:style-name="P14"><text:span text:style-name="T21">package</text:span><text:span text:style-name="T33"> worm2fed.pirv.lab2;</text:span></text:p>
      <text:p text:style-name="P12"/>
      <text:p text:style-name="P13"><text:span text:style-name="T20">import</text:span><text:span text:style-name="T33"> java.util.concurrent.Semaphore;</text:span></text:p>
      <text:p text:style-name="P12"/>
      <text:p text:style-name="P13"><text:span text:style-name="T20">class</text:span><text:span text:style-name="T33"> PC {</text:span></text:p>
      <text:p text:style-name="P13"><text:span text:style-name="T33"><text:tab/></text:span><text:span text:style-name="T20">public</text:span><text:span text:style-name="T33"> </text:span><text:span text:style-name="T20">static</text:span><text:span text:style-name="T33"> </text:span><text:span text:style-name="T20">void</text:span><text:span text:style-name="T33"> main(String </text:span><text:span text:style-name="T46">args</text:span><text:span text:style-name="T33">[]) {</text:span></text:p>
      <text:p text:style-name="P13"><text:span text:style-name="T33"><text:tab/><text:tab/>Q </text:span><text:span text:style-name="T46">q</text:span><text:span text:style-name="T33"> = </text:span><text:span text:style-name="T20">new</text:span><text:span text:style-name="T33"> Q();</text:span></text:p>
      <text:p text:style-name="P13"><text:span text:style-name="T33"><text:tab/><text:tab/></text:span><text:span text:style-name="T20">new</text:span><text:span text:style-name="T33"> Producer(</text:span><text:span text:style-name="T46">q</text:span><text:span text:style-name="T33">);</text:span></text:p>
      <text:p text:style-name="P13"><text:span text:style-name="T33"><text:tab/><text:tab/></text:span><text:span text:style-name="T20">new</text:span><text:span text:style-name="T33"> Consumer(</text:span><text:span text:style-name="T46">q</text:span><text:span text:style-name="T33">);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Thread.</text:span><text:span text:style-name="T36">sleep</text:span><text:span text:style-name="T33">(5000);</text:span></text:p>
      <text:p text:style-name="P13"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3"><text:span text:style-name="T33"><text:tab/></text:span></text:p>
      <text:p text:style-name="P13"><text:span text:style-name="T33"><text:tab/><text:tab/></text:span><text:span text:style-name="T46">q</text:span><text:span text:style-name="T33">.</text:span><text:span text:style-name="T47">work</text:span><text:span text:style-name="T33"> = </text:span><text:span text:style-name="T20">false</text:span><text:span text:style-name="T33">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Q {</text:span></text:p>
      <text:p text:style-name="P13"><text:span text:style-name="T33"><text:tab/></text:span><text:span text:style-name="T20">long</text:span><text:span text:style-name="T33"> </text:span><text:span text:style-name="T47">n</text:span><text:span text:style-name="T33">;</text:span></text:p>
      <text:p text:style-name="P13"><text:span text:style-name="T33"><text:tab/></text:span><text:span text:style-name="T20">boolean</text:span><text:span text:style-name="T33"> </text:span><text:span text:style-name="T47">work</text:span><text:span text:style-name="T33"> = </text:span><text:span text:style-name="T20">true</text:span><text:span text:style-name="T33">;</text:span></text:p>
      <text:p text:style-name="P13"><text:span text:style-name="T33"><text:tab/>Semaphore </text:span><text:span text:style-name="T47">emp</text:span><text:span text:style-name="T33"> = </text:span><text:span text:style-name="T20">new</text:span><text:span text:style-name="T33"> Semaphore(1, </text:span><text:span text:style-name="T20">true</text:span><text:span text:style-name="T33">);</text:span></text:p>
      <text:p text:style-name="P13"><text:span text:style-name="T33"><text:tab/>Semaphore </text:span><text:span text:style-name="T47">ful</text:span><text:span text:style-name="T33"> = </text:span><text:span text:style-name="T20">new</text:span><text:span text:style-name="T33"> Semaphore(0, </text:span><text:span text:style-name="T20">true</text:span><text:span text:style-name="T33">);</text:span></text:p>
      <text:p text:style-name="P12"/>
      <text:p text:style-name="P13"><text:span text:style-name="T33"><text:tab/></text:span><text:span text:style-name="T20">long</text:span><text:span text:style-name="T33"> get() {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</text:span><text:span text:style-name="T47">ful</text:span><text:span text:style-name="T33">.acquire();</text:span></text:p>
      <text:p text:style-name="P13"><text:soft-page-break/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3"><text:span text:style-name="T33"><text:tab/></text:span></text:p>
      <text:p text:style-name="P13"><text:span text:style-name="T33"><text:tab/><text:tab/>System.</text:span><text:span text:style-name="T48">out</text:span><text:span text:style-name="T33">.println(</text:span><text:span text:style-name="T49">"Got: "</text:span><text:span text:style-name="T33"> + </text:span><text:span text:style-name="T47">n</text:span><text:span text:style-name="T33">);</text:span></text:p>
      <text:p text:style-name="P13"><text:span text:style-name="T33"><text:tab/><text:tab/></text:span><text:span text:style-name="T47">emp</text:span><text:span text:style-name="T33">.release();</text:span></text:p>
      <text:p text:style-name="P13"><text:span text:style-name="T33"><text:tab/><text:tab/></text:span><text:span text:style-name="T20">return</text:span><text:span text:style-name="T33"> </text:span><text:span text:style-name="T47">n</text:span><text:span text:style-name="T33">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void</text:span><text:span text:style-name="T33"> put(</text:span><text:span text:style-name="T20">long</text:span><text:span text:style-name="T33"> </text:span><text:span text:style-name="T46">n</text:span><text:span text:style-name="T33">) {</text:span></text:p>
      <text:p text:style-name="P13"><text:span text:style-name="T33"><text:tab/><text:tab/></text:span><text:span text:style-name="T20">try</text:span><text:span text:style-name="T33"> {</text:span></text:p>
      <text:p text:style-name="P13"><text:span text:style-name="T33"><text:tab/><text:tab/><text:tab/></text:span><text:span text:style-name="T47">emp</text:span><text:span text:style-name="T33">.acquire();</text:span></text:p>
      <text:p text:style-name="P13"><text:span text:style-name="T33"><text:tab/><text:tab/>} </text:span><text:span text:style-name="T20">catch</text:span><text:span text:style-name="T33"> (InterruptedException </text:span><text:span text:style-name="T46">e</text:span><text:span text:style-name="T33">) {</text:span></text:p>
      <text:p text:style-name="P13"><text:span text:style-name="T33"><text:tab/><text:tab/>}</text:span></text:p>
      <text:p text:style-name="P13"><text:span text:style-name="T33"><text:tab/><text:tab/></text:span></text:p>
      <text:p text:style-name="P13"><text:span text:style-name="T33"><text:tab/><text:tab/></text:span><text:span text:style-name="T20">this</text:span><text:span text:style-name="T33">.</text:span><text:span text:style-name="T47">n</text:span><text:span text:style-name="T33"> = </text:span><text:span text:style-name="T46">n</text:span><text:span text:style-name="T33">;</text:span></text:p>
      <text:p text:style-name="P13"><text:span text:style-name="T33"><text:tab/><text:tab/>System.</text:span><text:span text:style-name="T48">out</text:span><text:span text:style-name="T33">.println(</text:span><text:span text:style-name="T49">"Put: "</text:span><text:span text:style-name="T33"> + </text:span><text:span text:style-name="T46">n</text:span><text:span text:style-name="T33">);</text:span></text:p>
      <text:p text:style-name="P13"><text:span text:style-name="T33"><text:tab/><text:tab/></text:span><text:span text:style-name="T47">ful</text:span><text:span text:style-name="T33">.release();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Producer </text:span><text:span text:style-name="T20">implements</text:span><text:span text:style-name="T33"> Runnable {</text:span></text:p>
      <text:p text:style-name="P13"><text:span text:style-name="T33"><text:tab/></text:span><text:span text:style-name="T20">long</text:span><text:span text:style-name="T33"> </text:span><text:span text:style-name="T47">arr</text:span><text:span text:style-name="T33">[] = </text:span><text:span text:style-name="T20">new</text:span><text:span text:style-name="T33"> </text:span><text:span text:style-name="T20">long</text:span><text:span text:style-name="T33">[1000000];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Produc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Produc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pan text:style-name="T33"><text:tab/><text:tab/></text:span><text:span text:style-name="T20">for</text:span><text:span text:style-name="T33"> (</text:span><text:span text:style-name="T20">int</text:span><text:span text:style-name="T33"> </text:span><text:span text:style-name="T46">sh</text:span><text:span text:style-name="T33"> = 0; </text:span><text:span text:style-name="T46">sh</text:span><text:span text:style-name="T33"> &lt; 1000000; </text:span><text:span text:style-name="T46">sh</text:span><text:span text:style-name="T33">++)</text:span></text:p>
      <text:p text:style-name="P13"><text:span text:style-name="T33"><text:tab/><text:tab/><text:tab/></text:span><text:span text:style-name="T47">arr</text:span><text:span text:style-name="T33">[</text:span><text:span text:style-name="T46">sh</text:span><text:span text:style-name="T33">] = </text:span><text:span text:style-name="T46">sh</text:span><text:span text:style-name="T33"> * </text:span><text:span text:style-name="T46">sh</text:span><text:span text:style-name="T33">;</text:span></text:p>
      <text:p text:style-name="P13"><text:span text:style-name="T33"><text:tab/>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2"/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7">q</text:span><text:span text:style-name="T33">.put(</text:span><text:span text:style-name="T47">arr</text:span><text:span text:style-name="T33">[</text:span><text:span text:style-name="T46">i</text:span><text:span text:style-name="T33">]);</text:span></text:p>
      <text:p text:style-name="P12"/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}</text:span></text:p>
      <text:p text:style-name="P13"><text:span text:style-name="T33"><text:tab/>}</text:span></text:p>
      <text:p text:style-name="P13"><text:span text:style-name="T33">}</text:span></text:p>
      <text:p text:style-name="P12"/>
      <text:p text:style-name="P13"><text:span text:style-name="T20">class</text:span><text:span text:style-name="T33"> Consumer </text:span><text:span text:style-name="T20">implements</text:span><text:span text:style-name="T33"> Runnable {</text:span></text:p>
      <text:p text:style-name="P13"><text:span text:style-name="T33"><text:tab/>Q </text:span><text:span text:style-name="T47">q</text:span><text:span text:style-name="T33">;</text:span></text:p>
      <text:p text:style-name="P12"/>
      <text:p text:style-name="P13"><text:span text:style-name="T33"><text:tab/>Consumer(Q </text:span><text:span text:style-name="T46">q</text:span><text:span text:style-name="T33">) {</text:span></text:p>
      <text:p text:style-name="P13"><text:span text:style-name="T33"><text:tab/><text:tab/></text:span><text:span text:style-name="T20">this</text:span><text:span text:style-name="T33">.</text:span><text:span text:style-name="T47">q</text:span><text:span text:style-name="T33"> = </text:span><text:span text:style-name="T46">q</text:span><text:span text:style-name="T33">;</text:span></text:p>
      <text:p text:style-name="P13"><text:span text:style-name="T33"><text:tab/><text:tab/></text:span><text:span text:style-name="T20">new</text:span><text:span text:style-name="T33"> Thread(</text:span><text:span text:style-name="T20">this</text:span><text:span text:style-name="T33">, </text:span><text:span text:style-name="T49">"Consumer"</text:span><text:span text:style-name="T33">).start();</text:span></text:p>
      <text:p text:style-name="P13"><text:span text:style-name="T33"><text:tab/>}</text:span></text:p>
      <text:p text:style-name="P12"/>
      <text:p text:style-name="P13"><text:span text:style-name="T33"><text:tab/></text:span><text:span text:style-name="T20">public</text:span><text:span text:style-name="T33"> </text:span><text:span text:style-name="T20">void</text:span><text:span text:style-name="T33"> run() {</text:span></text:p>
      <text:p text:style-name="P13"><text:span text:style-name="T33"><text:tab/><text:tab/></text:span><text:span text:style-name="T20">int</text:span><text:span text:style-name="T33"> </text:span><text:span text:style-name="T46">i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sum</text:span><text:span text:style-name="T33"> = 0;</text:span></text:p>
      <text:p text:style-name="P13"><text:span text:style-name="T33"><text:tab/><text:tab/></text:span><text:span text:style-name="T20">long</text:span><text:span text:style-name="T33"> </text:span><text:span text:style-name="T46">mas</text:span><text:span text:style-name="T33">[] = </text:span><text:span text:style-name="T20">new</text:span><text:span text:style-name="T33"> </text:span><text:span text:style-name="T20">long</text:span><text:span text:style-name="T33">[5];</text:span></text:p>
      <text:p text:style-name="P13"><text:span text:style-name="T33"><text:tab/><text:tab/></text:span><text:span text:style-name="T20">while</text:span><text:span text:style-name="T33"> (</text:span><text:span text:style-name="T47">q</text:span><text:span text:style-name="T33">.</text:span><text:span text:style-name="T47">work</text:span><text:span text:style-name="T33">) {</text:span></text:p>
      <text:p text:style-name="P13"><text:span text:style-name="T33"><text:tab/><text:tab/><text:tab/></text:span><text:span text:style-name="T46">mas</text:span><text:span text:style-name="T33">[</text:span><text:span text:style-name="T46">i</text:span><text:span text:style-name="T33">] = </text:span><text:span text:style-name="T47">q</text:span><text:span text:style-name="T33">.get();</text:span></text:p>
      <text:p text:style-name="P13"><text:span text:style-name="T33"><text:tab/><text:tab/><text:tab/></text:span><text:span text:style-name="T46">i</text:span><text:span text:style-name="T33">++;</text:span></text:p>
      <text:p text:style-name="P13"><text:span text:style-name="T33"><text:tab/><text:tab/><text:tab/></text:span><text:span text:style-name="T20">if</text:span><text:span text:style-name="T33"> (</text:span><text:span text:style-name="T46">i</text:span><text:span text:style-name="T33"> == 5) {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</text:span><text:span text:style-name="T20">while</text:span><text:span text:style-name="T33"> (</text:span><text:span text:style-name="T46">i</text:span><text:span text:style-name="T33"> != 5) {</text:span></text:p>
      <text:p text:style-name="P13"><text:span text:style-name="T33"><text:tab/><text:tab/><text:tab/><text:tab/><text:tab/></text:span><text:span text:style-name="T46">sum</text:span><text:span text:style-name="T33"> += </text:span><text:span text:style-name="T46">mas</text:span><text:span text:style-name="T33">[</text:span><text:span text:style-name="T46">i</text:span><text:span text:style-name="T33">];</text:span></text:p>
      <text:p text:style-name="P13"><text:soft-page-break/><text:span text:style-name="T33"><text:tab/><text:tab/><text:tab/><text:tab/><text:tab/></text:span><text:span text:style-name="T46">i</text:span><text:span text:style-name="T33">++;</text:span></text:p>
      <text:p text:style-name="P13"><text:span text:style-name="T33"><text:tab/><text:tab/><text:tab/><text:tab/>}</text:span></text:p>
      <text:p text:style-name="P13"><text:span text:style-name="T33"><text:tab/><text:tab/><text:tab/><text:tab/></text:span><text:span text:style-name="T46">i</text:span><text:span text:style-name="T33"> = 0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Sum: "</text:span><text:span text:style-name="T33"> + </text:span><text:span text:style-name="T46">sum</text:span><text:span text:style-name="T33">);</text:span></text:p>
      <text:p text:style-name="P13"><text:span text:style-name="T33"><text:tab/><text:tab/><text:tab/><text:tab/>System.</text:span><text:span text:style-name="T48">out</text:span><text:span text:style-name="T33">.println(</text:span><text:span text:style-name="T49">"___________"</text:span><text:span text:style-name="T33">);</text:span></text:p>
      <text:p text:style-name="P13"><text:span text:style-name="T33"><text:tab/><text:tab/><text:tab/>}</text:span></text:p>
      <text:p text:style-name="P13"><text:span text:style-name="T33"><text:tab/><text:tab/><text:tab/></text:span><text:span text:style-name="T46">sum</text:span><text:span text:style-name="T33"> = 0;</text:span></text:p>
      <text:p text:style-name="P13"><text:span text:style-name="T33"><text:tab/><text:tab/>}</text:span></text:p>
      <text:p text:style-name="P13"><text:span text:style-name="T33"><text:tab/>}</text:span></text:p>
      <text:p text:style-name="P14"><text:span text:style-name="T33">}</text:span></text:p>
      <text:p text:style-name="P14"><text:span text:style-name="T34">___________</text:span></text:p>
      <text:p text:style-name="P13"><text:span text:style-name="T33">Put: -727846268</text:span></text:p>
      <text:p text:style-name="P13"><text:span text:style-name="T33">Got: -727846268</text:span></text:p>
      <text:p text:style-name="P13"><text:span text:style-name="T33">Put: -727479487</text:span></text:p>
      <text:p text:style-name="P13"><text:span text:style-name="T33">Got: -727479487</text:span></text:p>
      <text:p text:style-name="P13"><text:span text:style-name="T33">Put: -727112704</text:span></text:p>
      <text:p text:style-name="P13"><text:span text:style-name="T33">Got: -727112704</text:span></text:p>
      <text:p text:style-name="P13"><text:span text:style-name="T33">Put: -726745919</text:span></text:p>
      <text:p text:style-name="P13"><text:span text:style-name="T33">Got: -726745919</text:span></text:p>
      <text:p text:style-name="P13"><text:span text:style-name="T33">Put: -726379132</text:span></text:p>
      <text:p text:style-name="P13"><text:span text:style-name="T33">Got: -726379132</text:span></text:p>
      <text:p text:style-name="P13"><text:span text:style-name="T33">Sum: -3635563510</text:span></text:p>
      <text:p text:style-name="P13"><text:span text:style-name="T33">___________</text:span></text:p>
      <text:p text:style-name="P13"><text:span text:style-name="T33">Put: -726012343</text:span></text:p>
      <text:p text:style-name="P13"><text:span text:style-name="T33">Got: -726012343</text:span></text:p>
      <text:p text:style-name="P13"><text:span text:style-name="T33">Put: -725645552</text:span></text:p>
      <text:p text:style-name="P13"><text:span text:style-name="T33">Got: -725645552</text:span></text:p>
      <text:p text:style-name="P13"><text:span text:style-name="T33">Put: -725278759</text:span></text:p>
      <text:p text:style-name="P13"><text:span text:style-name="T33">Got: -725278759</text:span></text:p>
      <text:p text:style-name="P13"><text:span text:style-name="T33">Put: -724911964</text:span></text:p>
      <text:p text:style-name="P13"><text:span text:style-name="T33">Got: -724911964</text:span></text:p>
      <text:p text:style-name="P13"><text:span text:style-name="T33">Put: -724545167</text:span></text:p>
      <text:p text:style-name="P13"><text:span text:style-name="T33">Got: -724545167</text:span></text:p>
      <text:p text:style-name="P13"><text:span text:style-name="T33">Sum: -3626393785</text:span></text:p>
      <text:p text:style-name="P13"><text:span text:style-name="T33">___________</text:span></text:p>
      <text:p text:style-name="P13"><text:span text:style-name="T33">Put: -724178368</text:span></text:p>
      <text:p text:style-name="P13"><text:span text:style-name="T33">Got: -724178368</text:span></text:p>
      <text:p text:style-name="P13"><text:span text:style-name="T33">Put: -723811567</text:span></text:p>
      <text:p text:style-name="P13"><text:span text:style-name="T33">Got: -723811567</text:span></text:p>
      <text:p text:style-name="P13"><text:span text:style-name="T33">Put: -723444764</text:span></text:p>
      <text:p text:style-name="P13"><text:span text:style-name="T33">Got: -723444764</text:span></text:p>
      <text:p text:style-name="P13"><text:span text:style-name="T33">Put: -723077959</text:span></text:p>
      <text:p text:style-name="P13"><text:span text:style-name="T33">Got: -723077959</text:span></text:p>
      <text:p text:style-name="P13"><text:span text:style-name="T33">Put: -722711152</text:span></text:p>
      <text:p text:style-name="P13"><text:span text:style-name="T33">Got: -722711152</text:span></text:p>
      <text:p text:style-name="P13"><text:span text:style-name="T33">Sum: -3617223810</text:span></text:p>
      <text:p text:style-name="P14"><text:span text:style-name="T33">___________</text:span></text:p>
      <text:p text:style-name="P19"/>
      <text:p text:style-name="P19"/>
      <text:p text:style-name="P19">Таблица количества выполненных процесс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№ п/п</text:p>
          </table:table-cell>
          <table:table-cell table:style-name="Таблица1.A1" office:value-type="string">
            <text:p text:style-name="P19">Вариант из методички</text:p>
          </table:table-cell>
          <table:table-cell table:style-name="Таблица1.A1" office:value-type="string">
            <text:p text:style-name="P19">Мой вариант</text:p>
          </table:table-cell>
        </table:table-row>
        <table:table-row table:style-name="Таблица1.1">
          <table:table-cell table:style-name="Таблица1.A1" office:value-type="string">
            <text:p text:style-name="P19">1</text:p>
          </table:table-cell>
          <table:table-cell table:style-name="Таблица1.A1" office:value-type="string">
            <text:p text:style-name="P19">1228</text:p>
          </table:table-cell>
          <table:table-cell table:style-name="Таблица1.A1" office:value-type="string">
            <text:p text:style-name="P19">20462</text:p>
          </table:table-cell>
        </table:table-row>
        <table:table-row table:style-name="Таблица1.1">
          <table:table-cell table:style-name="Таблица1.A1" office:value-type="string">
            <text:p text:style-name="P19">2</text:p>
          </table:table-cell>
          <table:table-cell table:style-name="Таблица1.A1" office:value-type="string">
            <text:p text:style-name="P19">1</text:p>
          </table:table-cell>
          <table:table-cell table:style-name="Таблица1.A1" office:value-type="string">
            <text:p text:style-name="P19">1</text:p>
          </table:table-cell>
        </table:table-row>
        <table:table-row table:style-name="Таблица1.1">
          <table:table-cell table:style-name="Таблица1.A1" office:value-type="string">
            <text:p text:style-name="P19">3</text:p>
          </table:table-cell>
          <table:table-cell table:style-name="Таблица1.A1" office:value-type="string">
            <text:p text:style-name="P19">141</text:p>
          </table:table-cell>
          <table:table-cell table:style-name="Таблица1.A1" office:value-type="string">
            <text:p text:style-name="P19">30793</text:p>
          </table:table-cell>
        </table:table-row>
        <table:table-row table:style-name="Таблица1.1">
          <table:table-cell table:style-name="Таблица1.A1" office:value-type="string">
            <text:p text:style-name="P19">4</text:p>
          </table:table-cell>
          <table:table-cell table:style-name="Таблица1.A1" office:value-type="string">
            <text:p text:style-name="P19">352</text:p>
          </table:table-cell>
          <table:table-cell table:style-name="Таблица1.A1" office:value-type="string">
            <text:p text:style-name="P19">38530</text:p>
          </table:table-cell>
        </table:table-row>
        <table:table-row table:style-name="Таблица1.1">
          <table:table-cell table:style-name="Таблица1.A1" office:value-type="string">
            <text:p text:style-name="P19">5</text:p>
          </table:table-cell>
          <table:table-cell table:style-name="Таблица1.A1" office:value-type="string">
            <text:p text:style-name="P19">352</text:p>
          </table:table-cell>
          <table:table-cell table:style-name="Таблица1.A1" office:value-type="string">
            <text:p text:style-name="P19">56496</text:p>
          </table:table-cell>
        </table:table-row>
      </table:table>
      <text:p text:style-name="P19"/>
      <text:p text:style-name="P19"/>
      <text:p text:style-name="P19"><text:soft-page-break/><text:span text:style-name="T32">Выводы:</text:span><text:span text:style-name="T29"><text:line-break/></text:span><text:span text:style-name="T30">1. При неоднократном выполнении кода моего варианта задания мною было замечено, что выполнение процессов и передача данных выполнялась неравномерно, случайным образом.</text:span></text:p>
      <text:p text:style-name="P19">2. При добавлении управляющей переменной и пустых циклов для активного ожидания, количество выполненных процессов становится минимальной.</text:p>
      <text:p text:style-name="P19"><text:span text:style-name="T30">3. При </text:span><text:span text:style-name="T37">освобождении процессора в метод </text:span><text:span text:style-name="T15">run</text:span><text:span text:style-name="T30"> скорость выполнения программы увеличилась, сохранилась строгая </text:span><text:span text:style-name="T31">очерёдность</text:span><text:span text:style-name="T30">, количество выполненных операций, в сравнении с активным ожиданием , возросла.</text:span></text:p>
      <text:p text:style-name="P19">4. При синхронизации (с методом блокировки) <text:s/>двух подпроцессов присутствует заметное увеличение как количество выполненных операций, в сравнении с предыдущим вариантом этого метода.</text:p>
      <text:p text:style-name="P19">5. Так как метод с "семафорами" является одним из методов синхронизации, то заметных изменений с методом "блокировки" было <text:span text:style-name="T44">незамечен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Monospace" svg:font-family="Monospace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text-align="justify" style:justify-single-word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06cm" loext:contextual-spacing="false" fo:line-height="100%" fo:keep-with-next="always"/>
      <style:text-properties style:font-name="Arial" fo:font-family="Arial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Обычный1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Название_20_Знак" style:display-name="Название Знак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2pt" style:font-style-complex="italic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language-asian="ru" style:country-asian="RU" style:font-style-asian="italic" style:font-weight-asian="bold" style:font-name-complex="Times New Roman2" style:font-family-complex="'Times New Roman'" style:font-family-generic-complex="system" style:font-pitch-complex="variable" style:font-size-complex="10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f</meta:initial-creator>
    <meta:editing-cycles>14</meta:editing-cycles>
    <meta:print-date>2015-10-08T19:30:00</meta:print-date>
    <meta:creation-date>2015-09-11T16:29:00</meta:creation-date>
    <dc:date>2015-12-17T18:52:24.696167306</dc:date>
    <meta:editing-duration>PT6H24M24S</meta:editing-duration>
    <meta:generator>LibreOffice/5.0.3.2$Linux_X86_64 LibreOffice_project/00m0$Build-2</meta:generator>
    <meta:document-statistic meta:table-count="1" meta:image-count="0" meta:object-count="0" meta:page-count="13" meta:paragraph-count="596" meta:word-count="1694" meta:character-count="11144" meta:non-whitespace-character-count="9269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